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start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5cm" fo:min-width="1.2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1.635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0.437cm"/>
    </style:style>
    <style:style style:name="gr20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7cm" fo:min-width="0.7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1.067cm"/>
    </style:style>
    <style:style style:name="gr23" style:family="graphic" style:parent-style-name="objectwithoutfill">
      <style:graphic-properties draw:marker-end="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958cm"/>
    </style:style>
    <style:style style:name="gr25" style:family="graphic" style:parent-style-name="standard">
      <style:graphic-properties draw:stroke="none" svg:stroke-color="#000000" draw:fill="none" draw:fill-color="#ffffff" fo:min-height="2.87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text-properties fo:font-size="72pt" style:font-size-asian="72pt" style:font-size-complex="72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font-size="16pt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text-properties fo:font-size="18pt"/>
    </style:style>
    <style:style style:name="P15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2.854cm" svg:x2="7.293cm" svg:y2="4.124cm">
            <text:p/>
          </draw:line>
          <draw:line draw:style-name="gr2" draw:text-style-name="P1" draw:layer="layout" svg:x1="7.039cm" svg:y1="3.235cm" svg:x2="7.547cm" svg:y2="2.981cm">
            <text:p/>
          </draw:line>
          <draw:frame draw:style-name="gr3" draw:text-style-name="P2" draw:layer="layout" svg:width="1.361cm" svg:height="0.645cm" svg:x="7.151cm" svg:y="2.9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3.235cm" svg:x2="7.547cm" svg:y2="2.981cm">
            <text:p/>
          </draw:line>
        </draw:g>
        <draw:g>
          <draw:line draw:style-name="gr1" draw:text-style-name="P1" draw:layer="layout" svg:x1="8.995cm" svg:y1="2.854cm" svg:x2="8.995cm" svg:y2="4.124cm">
            <text:p/>
          </draw:line>
          <draw:line draw:style-name="gr2" draw:text-style-name="P1" draw:layer="layout" svg:x1="8.741cm" svg:y1="3.235cm" svg:x2="9.249cm" svg:y2="2.981cm">
            <text:p/>
          </draw:line>
          <draw:frame draw:style-name="gr3" draw:text-style-name="P2" draw:layer="layout" svg:width="1.361cm" svg:height="0.645cm" svg:x="8.853cm" svg:y="2.9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5.775cm" svg:x2="8.436cm" svg:y2="5.521cm">
            <text:p/>
          </draw:line>
          <draw:frame draw:style-name="gr3" draw:text-style-name="P2" draw:layer="layout" svg:width="1.361cm" svg:height="0.645cm" svg:x="8.04cm" svg:y="5.5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5.775cm" svg:x2="8.436cm" svg:y2="5.521cm">
            <text:p/>
          </draw:line>
          <draw:line draw:style-name="gr2" draw:text-style-name="P1" draw:layer="layout" svg:x1="8.182cm" svg:y1="5.394cm" svg:x2="8.182cm" svg:y2="6.283cm">
            <text:p/>
          </draw:line>
        </draw:g>
        <draw:custom-shape draw:style-name="gr4" draw:text-style-name="P3" draw:layer="layout" svg:width="2.54cm" svg:height="1.27cm" draw:transform="rotate (1.57254165604689) translate (13.01cm 6.1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5.777cm" svg:x2="13.009cm" svg:y2="5.775cm">
            <text:p/>
          </draw:line>
          <draw:line draw:style-name="gr2" draw:text-style-name="P1" draw:layer="layout" svg:x1="12.121cm" svg:y1="6.031cm" svg:x2="11.866cm" svg:y2="5.523cm">
            <text:p/>
          </draw:line>
          <draw:frame draw:style-name="gr3" draw:text-style-name="P2" draw:layer="layout" svg:width="1.361cm" svg:height="0.645cm" draw:transform="rotate (1.57254165604689) translate (11.866cm 5.9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6.031cm" svg:x2="11.866cm" svg:y2="5.523cm">
            <text:p/>
          </draw:line>
        </draw:g>
        <draw:g>
          <draw:line draw:style-name="gr1" draw:text-style-name="P1" draw:layer="layout" svg:x1="11.736cm" svg:y1="4.075cm" svg:x2="13.006cm" svg:y2="4.073cm">
            <text:p/>
          </draw:line>
          <draw:line draw:style-name="gr2" draw:text-style-name="P1" draw:layer="layout" svg:x1="12.118cm" svg:y1="4.329cm" svg:x2="11.863cm" svg:y2="3.821cm">
            <text:p/>
          </draw:line>
          <draw:frame draw:style-name="gr3" draw:text-style-name="P2" draw:layer="layout" svg:width="1.361cm" svg:height="0.645cm" draw:transform="rotate (1.57254165604689) translate (11.863cm 4.2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5.137cm" svg:x2="14.404cm" svg:y2="4.629cm">
            <text:p/>
          </draw:line>
          <draw:frame draw:style-name="gr3" draw:text-style-name="P2" draw:layer="layout" svg:width="1.361cm" svg:height="0.645cm" draw:transform="rotate (1.57254165604689) translate (14.405cm 5.0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5.137cm" svg:x2="14.404cm" svg:y2="4.629cm">
            <text:p/>
          </draw:line>
          <draw:line draw:style-name="gr2" draw:text-style-name="P1" draw:layer="layout" svg:x1="14.278cm" svg:y1="4.884cm" svg:x2="15.167cm" svg:y2="4.882cm">
            <text:p/>
          </draw:line>
        </draw:g>
        <draw:g>
          <draw:line draw:style-name="gr1" draw:text-style-name="P1" draw:layer="layout" svg:x1="2.34cm" svg:y1="3.362cm" svg:x2="2.34cm" svg:y2="4.632cm">
            <text:p/>
          </draw:line>
          <draw:line draw:style-name="gr2" draw:text-style-name="P1" draw:layer="layout" svg:x1="2.086cm" svg:y1="3.743cm" svg:x2="2.594cm" svg:y2="3.489cm">
            <text:p/>
          </draw:line>
          <draw:frame draw:style-name="gr3" draw:text-style-name="P2" draw:layer="layout" svg:width="1.361cm" svg:height="0.645cm" svg:x="2.198cm" svg:y="3.4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3.743cm" svg:x2="2.594cm" svg:y2="3.489cm">
            <text:p/>
          </draw:line>
        </draw:g>
        <draw:g>
          <draw:line draw:style-name="gr2" draw:text-style-name="P1" draw:layer="layout" svg:x1="2.086cm" svg:y1="5.521cm" svg:x2="2.594cm" svg:y2="5.267cm">
            <text:p/>
          </draw:line>
          <draw:frame draw:style-name="gr3" draw:text-style-name="P2" draw:layer="layout" svg:width="1.361cm" svg:height="0.645cm" svg:x="2.198cm" svg:y="5.2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521cm" svg:x2="2.594cm" svg:y2="5.267cm">
            <text:p/>
          </draw:line>
          <draw:line draw:style-name="gr2" draw:text-style-name="P1" draw:layer="layout" svg:x1="2.34cm" svg:y1="5.14cm" svg:x2="2.34cm" svg:y2="6.029cm">
            <text:p/>
          </draw:line>
        </draw:g>
        <draw:g>
          <draw:line draw:style-name="gr1" draw:text-style-name="P1" draw:layer="layout" svg:x1="4.245cm" svg:y1="3.871cm" svg:x2="5.515cm" svg:y2="3.869cm">
            <text:p/>
          </draw:line>
          <draw:line draw:style-name="gr2" draw:text-style-name="P1" draw:layer="layout" svg:x1="4.627cm" svg:y1="4.125cm" svg:x2="4.372cm" svg:y2="3.617cm">
            <text:p/>
          </draw:line>
          <draw:frame draw:style-name="gr3" draw:text-style-name="P2" draw:layer="layout" svg:width="1.361cm" svg:height="0.645cm" draw:transform="rotate (1.57254165604689) translate (4.372cm 4.0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4.125cm" svg:x2="4.372cm" svg:y2="3.617cm">
            <text:p/>
          </draw:line>
        </draw:g>
        <draw:g>
          <draw:line draw:style-name="gr2" draw:text-style-name="P1" draw:layer="layout" svg:x1="4.626cm" svg:y1="5.979cm" svg:x2="4.371cm" svg:y2="5.471cm">
            <text:p/>
          </draw:line>
          <draw:frame draw:style-name="gr3" draw:text-style-name="P2" draw:layer="layout" svg:width="1.361cm" svg:height="0.645cm" draw:transform="rotate (1.57254165604689) translate (4.372cm 5.8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5.979cm" svg:x2="4.371cm" svg:y2="5.471cm">
            <text:p/>
          </draw:line>
          <draw:line draw:style-name="gr2" draw:text-style-name="P1" draw:layer="layout" svg:x1="4.245cm" svg:y1="5.726cm" svg:x2="5.134cm" svg:y2="5.724cm">
            <text:p/>
          </draw:line>
        </draw:g>
        <draw:g>
          <draw:custom-shape draw:style-name="gr4" draw:text-style-name="P1" draw:layer="layout" svg:width="1.27cm" svg:height="2.54cm" svg:x="3.229cm" svg:y="7.807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3.057cm" svg:y="7.971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3.819cm" svg:y="7.971cm">
            <draw:text-box>
              <text:p><text:span text:style-name="T3">Q</text:span></text:p>
            </draw:text-box>
          </draw:frame>
          <draw:line draw:style-name="gr2" draw:text-style-name="P1" draw:layer="layout" svg:x1="3.229cm" svg:y1="9.712cm" svg:x2="3.356cm" svg:y2="9.839cm">
            <text:p/>
          </draw:line>
          <draw:line draw:style-name="gr2" draw:text-style-name="P1" draw:layer="layout" svg:x1="3.229cm" svg:y1="9.966cm" svg:x2="3.356cm" svg:y2="9.839cm">
            <text:p/>
          </draw:line>
          <draw:line draw:style-name="gr2" draw:text-style-name="P1" draw:layer="layout" svg:x1="2.467cm" svg:y1="9.839cm" svg:x2="3.229cm" svg:y2="9.839cm">
            <text:p/>
          </draw:line>
          <draw:line draw:style-name="gr5" draw:text-style-name="P1" draw:layer="layout" svg:x1="3.102cm" svg:y1="10.093cm" svg:x2="3.102cm" svg:y2="9.458cm">
            <text:p/>
          </draw:line>
          <draw:frame draw:style-name="gr6" draw:text-style-name="P4" draw:layer="layout" svg:width="1.112cm" svg:height="0.762cm" svg:x="1.889cm" svg:y="9.077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3.483cm" svg:y="10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1cm" svg:y1="10.601cm" svg:x2="3.61cm" svg:y2="10.855cm">
            <text:p/>
          </draw:line>
          <draw:frame draw:style-name="gr6" draw:text-style-name="P4" draw:layer="layout" svg:width="1.374cm" svg:height="0.762cm" svg:x="3.506cm" svg:y="10.34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7.1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0.347cm" svg:x2="12.627cm" svg:y2="10.474cm">
            <text:p/>
          </draw:line>
          <draw:line draw:style-name="gr2" draw:text-style-name="P1" draw:layer="layout" svg:x1="12.5cm" svg:y1="10.601cm" svg:x2="12.627cm" svg:y2="10.474cm">
            <text:p/>
          </draw:line>
          <draw:line draw:style-name="gr2" draw:text-style-name="P1" draw:layer="layout" svg:x1="11.738cm" svg:y1="10.474cm" svg:x2="12.5cm" svg:y2="10.474cm">
            <text:p/>
          </draw:line>
          <draw:line draw:style-name="gr5" draw:text-style-name="P1" draw:layer="layout" svg:x1="12.373cm" svg:y1="10.728cm" svg:x2="12.373cm" svg:y2="10.093cm">
            <text:p/>
          </draw:line>
          <draw:frame draw:style-name="gr6" draw:text-style-name="P4" draw:layer="layout" svg:width="1.112cm" svg:height="0.762cm" svg:x="11.16cm" svg:y="9.712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2.754cm" svg:y="10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1.236cm" svg:x2="12.881cm" svg:y2="11.49cm">
            <text:p/>
          </draw:line>
          <draw:frame draw:style-name="gr6" draw:text-style-name="P4" draw:layer="layout" svg:width="1.374cm" svg:height="0.762cm" svg:x="12.777cm" svg:y="10.9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2.27cm" svg:y="11.922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7.223cm" svg:y="12.049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048cm" svg:y1="2.143cm" svg:x2="6.08cm" svg:y2="2.143cm">
          <text:p/>
        </draw:line>
        <draw:line draw:style-name="gr8" draw:text-style-name="P1" draw:layer="layout" svg:x1="1.889cm" svg:y1="2.145cm" svg:x2="3.159cm" svg:y2="2.143cm">
          <text:p/>
        </draw:line>
        <draw:frame draw:style-name="gr9" draw:text-style-name="P4" draw:layer="layout" svg:width="2.921cm" svg:height="0.885cm" svg:x="4.048cm" svg:y="1.508cm">
          <draw:text-box>
            <text:p><text:span text:style-name="T3">signal</text:span></text:p>
          </draw:text-box>
        </draw:frame>
        <draw:frame draw:style-name="gr9" draw:text-style-name="P4" draw:layer="layout" svg:width="2.921cm" svg:height="0.885cm" svg:x="1.508cm" svg:y="1.131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2.4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4.462cm" svg:x2="13.7cm" svg:y2="14.589cm">
            <text:p/>
          </draw:line>
          <draw:line draw:style-name="gr2" draw:text-style-name="P1" draw:layer="layout" svg:x1="13.573cm" svg:y1="14.716cm" svg:x2="13.7cm" svg:y2="14.589cm">
            <text:p/>
          </draw:line>
          <draw:line draw:style-name="gr2" draw:text-style-name="P1" draw:layer="layout" svg:x1="12.811cm" svg:y1="14.589cm" svg:x2="13.573cm" svg:y2="14.589cm">
            <text:p/>
          </draw:line>
          <draw:line draw:style-name="gr5" draw:text-style-name="P1" draw:layer="layout" svg:x1="13.446cm" svg:y1="14.843cm" svg:x2="13.446cm" svg:y2="14.208cm">
            <text:p/>
          </draw:line>
          <draw:frame draw:style-name="gr6" draw:text-style-name="P4" draw:layer="layout" svg:width="1.112cm" svg:height="0.762cm" svg:x="12.233cm" svg:y="13.827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3.827cm" svg:y="15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5.351cm" svg:x2="13.954cm" svg:y2="15.605cm">
            <text:p/>
          </draw:line>
          <draw:frame draw:style-name="gr6" draw:text-style-name="P4" draw:layer="layout" svg:width="1.374cm" svg:height="0.762cm" svg:x="13.85cm" svg:y="15.0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0.906cm" svg:y="16.24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906cm" svg:y1="16.875cm" svg:x2="11.033cm" svg:y2="17.002cm">
            <text:p/>
          </draw:line>
          <draw:line draw:style-name="gr2" draw:text-style-name="P1" draw:layer="layout" svg:x1="10.906cm" svg:y1="17.129cm" svg:x2="11.033cm" svg:y2="17.002cm">
            <text:p/>
          </draw:line>
          <draw:line draw:style-name="gr2" draw:text-style-name="P1" draw:layer="layout" svg:x1="10.144cm" svg:y1="17.002cm" svg:x2="10.906cm" svg:y2="17.002cm">
            <text:p/>
          </draw:line>
          <draw:line draw:style-name="gr5" draw:text-style-name="P1" draw:layer="layout" svg:x1="10.779cm" svg:y1="17.256cm" svg:x2="10.779cm" svg:y2="16.621cm">
            <text:p/>
          </draw:line>
          <draw:frame draw:style-name="gr6" draw:text-style-name="P4" draw:layer="layout" svg:width="1.112cm" svg:height="0.762cm" svg:x="9.566cm" svg:y="16.24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1.16cm" svg:y="17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287cm" svg:y1="17.764cm" svg:x2="11.287cm" svg:y2="18.018cm">
            <text:p/>
          </draw:line>
          <draw:frame draw:style-name="gr6" draw:text-style-name="P4" draw:layer="layout" svg:width="1.374cm" svg:height="0.762cm" svg:x="11.183cm" svg:y="17.51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4.8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6.842cm" svg:x2="36.376cm" svg:y2="6.969cm">
            <text:p/>
          </draw:line>
          <draw:line draw:style-name="gr2" draw:text-style-name="P1" draw:layer="layout" svg:x1="36.249cm" svg:y1="7.096cm" svg:x2="36.376cm" svg:y2="6.969cm">
            <text:p/>
          </draw:line>
          <draw:line draw:style-name="gr2" draw:text-style-name="P1" draw:layer="layout" svg:x1="35.487cm" svg:y1="6.969cm" svg:x2="36.249cm" svg:y2="6.969cm">
            <text:p/>
          </draw:line>
          <draw:line draw:style-name="gr5" draw:text-style-name="P1" draw:layer="layout" svg:x1="36.122cm" svg:y1="7.223cm" svg:x2="36.122cm" svg:y2="6.588cm">
            <text:p/>
          </draw:line>
          <draw:frame draw:style-name="gr6" draw:text-style-name="P4" draw:layer="layout" svg:width="1.112cm" svg:height="0.762cm" svg:x="34.909cm" svg:y="6.207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36.50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7.731cm" svg:x2="36.63cm" svg:y2="7.985cm">
            <text:p/>
          </draw:line>
          <draw:frame draw:style-name="gr6" draw:text-style-name="P4" draw:layer="layout" svg:width="1.374cm" svg:height="0.762cm" svg:x="36.526cm" svg:y="7.477cm">
            <draw:text-box>
              <text:p><text:span text:style-name="T3">nRst</text:span></text:p>
            </draw:text-box>
          </draw:frame>
        </draw:g>
        <draw:g>
          <draw:line draw:style-name="gr1" draw:text-style-name="P1" draw:layer="layout" svg:x1="5.953cm" svg:y1="4.887cm" svg:x2="7.223cm" svg:y2="4.885cm">
            <text:p/>
          </draw:line>
          <draw:line draw:style-name="gr2" draw:text-style-name="P1" draw:layer="layout" svg:x1="6.335cm" svg:y1="5.141cm" svg:x2="6.08cm" svg:y2="4.633cm">
            <text:p/>
          </draw:line>
          <draw:frame draw:style-name="gr3" draw:text-style-name="P2" draw:layer="layout" svg:width="1.361cm" svg:height="0.645cm" draw:transform="rotate (1.57254165604689) translate (6.08cm 5.0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5.141cm" svg:x2="6.08cm" svg:y2="4.633cm">
            <text:p/>
          </draw:line>
        </draw:g>
        <draw:g>
          <draw:line draw:style-name="gr1" draw:text-style-name="P1" draw:layer="layout" svg:x1="13.7cm" svg:y1="2.651cm" svg:x2="13.7cm" svg:y2="3.921cm">
            <text:p/>
          </draw:line>
          <draw:line draw:style-name="gr2" draw:text-style-name="P1" draw:layer="layout" svg:x1="13.446cm" svg:y1="3.032cm" svg:x2="13.954cm" svg:y2="2.778cm">
            <text:p/>
          </draw:line>
          <draw:frame draw:style-name="gr3" draw:text-style-name="P2" draw:layer="layout" svg:width="1.361cm" svg:height="0.645cm" svg:x="13.558cm" svg:y="2.7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3.032cm" svg:x2="13.954cm" svg:y2="2.778cm">
            <text:p/>
          </draw:line>
        </draw:g>
        <draw:custom-shape draw:style-name="gr10" draw:text-style-name="P1" draw:layer="layout" svg:width="0.254cm" svg:height="0.254cm" svg:x="12.303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6.096cm" svg:height="0.885cm" svg:x="12.811cm" svg:y="1.512cm">
          <draw:text-box>
            <text:p><text:span text:style-name="T4">connection dot</text:span></text:p>
          </draw:text-box>
        </draw:frame>
        <draw:line draw:style-name="gr1" draw:text-style-name="P1" draw:layer="layout" svg:x1="6.842cm" svg:y1="1.254cm" svg:x2="6.842cm" svg:y2="2.524cm">
          <text:p/>
        </draw:line>
        <draw:line draw:style-name="gr1" draw:text-style-name="P1" draw:layer="layout" svg:x1="7.985cm" svg:y1="2.524cm" svg:x2="7.985cm" svg:y2="1.254cm">
          <text:p/>
        </draw:line>
        <draw:g>
          <draw:line draw:style-name="gr11" draw:text-style-name="P1" draw:layer="layout" svg:x1="19.658cm" svg:y1="2.016cm" svg:x2="19.023cm" svg:y2="2.016cm">
            <text:p/>
          </draw:line>
          <draw:line draw:style-name="gr11" draw:text-style-name="P1" draw:layer="layout" svg:x1="19.658cm" svg:y1="3.286cm" svg:x2="19.023cm" svg:y2="3.286cm">
            <text:p/>
          </draw:line>
          <draw:line draw:style-name="gr11" draw:text-style-name="P1" draw:layer="layout" svg:x1="19.023cm" svg:y1="2.016cm" svg:x2="19.023cm" svg:y2="3.286cm">
            <text:p/>
          </draw:line>
          <draw:line draw:style-name="gr8" draw:text-style-name="P1" draw:layer="layout" svg:x1="18.272cm" svg:y1="2.27cm" svg:x2="19.023cm" svg:y2="2.27cm">
            <text:p/>
          </draw:line>
          <draw:line draw:style-name="gr8" draw:text-style-name="P1" draw:layer="layout" svg:x1="18.272cm" svg:y1="3.032cm" svg:x2="19.023cm" svg:y2="3.03cm">
            <text:p/>
          </draw:line>
          <draw:circle draw:style-name="gr12" draw:text-style-name="P1" draw:layer="layout" svg:width="1.27cm" svg:height="1.27cm" svg:x="19.034cm" svg:y="2.016cm" draw:kind="arc" draw:start-angle="272.08" draw:end-angle="90.95">
            <text:p/>
          </draw:circle>
          <draw:line draw:style-name="gr8" draw:text-style-name="P1" draw:layer="layout" svg:x1="20.315cm" svg:y1="2.653cm" svg:x2="21.066cm" svg:y2="2.651cm">
            <text:p/>
          </draw:line>
        </draw:g>
        <draw:g>
          <draw:line draw:style-name="gr11" draw:text-style-name="P1" draw:layer="layout" svg:x1="19.669cm" svg:y1="3.921cm" svg:x2="18.653cm" svg:y2="3.921cm">
            <text:p/>
          </draw:line>
          <draw:line draw:style-name="gr11" draw:text-style-name="P1" draw:layer="layout" svg:x1="19.669cm" svg:y1="5.191cm" svg:x2="18.653cm" svg:y2="5.191cm">
            <text:p/>
          </draw:line>
          <draw:line draw:style-name="gr8" draw:text-style-name="P1" draw:layer="layout" svg:x1="18.272cm" svg:y1="4.175cm" svg:x2="19.161cm" svg:y2="4.175cm">
            <text:p/>
          </draw:line>
          <draw:line draw:style-name="gr8" draw:text-style-name="P1" draw:layer="layout" svg:x1="18.272cm" svg:y1="4.937cm" svg:x2="19.161cm" svg:y2="4.935cm">
            <text:p/>
          </draw:line>
          <draw:circle draw:style-name="gr12" draw:text-style-name="P1" draw:layer="layout" svg:width="1.27cm" svg:height="1.27cm" svg:x="19.034cm" svg:y="3.921cm" draw:kind="arc" draw:start-angle="272.08" draw:end-angle="90.95">
            <text:p/>
          </draw:circle>
          <draw:circle draw:style-name="gr12" draw:text-style-name="P1" draw:layer="layout" svg:width="1.27cm" svg:height="1.27cm" svg:x="18.018cm" svg:y="3.921cm" draw:kind="arc" draw:start-angle="272.08" draw:end-angle="90.95">
            <text:p/>
          </draw:circle>
          <draw:line draw:style-name="gr8" draw:text-style-name="P1" draw:layer="layout" svg:x1="20.315cm" svg:y1="4.558cm" svg:x2="21.066cm" svg:y2="4.556cm">
            <text:p/>
          </draw:line>
        </draw:g>
        <draw:g>
          <draw:line draw:style-name="gr11" draw:text-style-name="P1" draw:layer="layout" svg:x1="19.669cm" svg:y1="5.826cm" svg:x2="18.653cm" svg:y2="5.826cm">
            <text:p/>
          </draw:line>
          <draw:line draw:style-name="gr11" draw:text-style-name="P1" draw:layer="layout" svg:x1="19.669cm" svg:y1="7.096cm" svg:x2="18.653cm" svg:y2="7.096cm">
            <text:p/>
          </draw:line>
          <draw:line draw:style-name="gr8" draw:text-style-name="P1" draw:layer="layout" svg:x1="18.272cm" svg:y1="6.08cm" svg:x2="18.907cm" svg:y2="6.08cm">
            <text:p/>
          </draw:line>
          <draw:line draw:style-name="gr8" draw:text-style-name="P1" draw:layer="layout" svg:x1="18.272cm" svg:y1="6.842cm" svg:x2="18.907cm" svg:y2="6.842cm">
            <text:p/>
          </draw:line>
          <draw:circle draw:style-name="gr12" draw:text-style-name="P1" draw:layer="layout" svg:width="1.27cm" svg:height="1.27cm" svg:x="19.034cm" svg:y="5.826cm" draw:kind="arc" draw:start-angle="272.08" draw:end-angle="90.95">
            <text:p/>
          </draw:circle>
          <draw:circle draw:style-name="gr12" draw:text-style-name="P1" draw:layer="layout" svg:width="1.27cm" svg:height="1.27cm" svg:x="18.018cm" svg:y="5.826cm" draw:kind="arc" draw:start-angle="272.08" draw:end-angle="90.95">
            <text:p/>
          </draw:circle>
          <draw:ellipse draw:style-name="gr12" draw:text-style-name="P1" draw:layer="layout" svg:width="1.27cm" svg:height="1.016cm" svg:x="17.891cm" svg:y="5.953cm" draw:kind="arc" draw:start-angle="272.08" draw:end-angle="90.95">
            <text:p/>
          </draw:ellipse>
          <draw:line draw:style-name="gr8" draw:text-style-name="P1" draw:layer="layout" svg:x1="20.315cm" svg:y1="6.463cm" svg:x2="21.066cm" svg:y2="6.461cm">
            <text:p/>
          </draw:line>
        </draw:g>
        <draw:custom-shape draw:style-name="gr7" draw:text-style-name="P1" draw:layer="layout" svg:width="0.254cm" svg:height="0.254cm" svg:x="18.14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6.096cm" svg:height="0.885cm" svg:x="18.78cm" svg:y="7.735cm">
          <draw:text-box>
            <text:p><text:span text:style-name="T4">inversion bubble</text:span></text:p>
          </draw:text-box>
        </draw:frame>
        <draw:custom-shape draw:style-name="gr7" draw:text-style-name="P1" draw:layer="layout" svg:width="3.048cm" svg:height="3.048cm" svg:x="20.304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53cm" svg:height="1.673cm" svg:x="20.939cm" svg:y="12.045cm">
          <draw:text-box>
            <text:p>init</text:p>
            <text:p>[Q]</text:p>
          </draw:text-box>
        </draw:frame>
        <draw:g>
          <draw:g xml:id="id1" draw:id="id1">
            <draw:custom-shape draw:style-name="gr7" draw:text-style-name="P1" draw:layer="layout" svg:width="3.048cm" svg:height="3.048cm" svg:x="20.304cm" svg:y="15.5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layer="layout" svg:width="1.696cm" svg:height="1.673cm" svg:x="20.835cm" svg:y="16.357cm">
              <draw:text-box>
                <text:p>hold</text:p>
                <text:p>[!Q]</text:p>
              </draw:text-box>
            </draw:frame>
          </draw:g>
          <draw:connector draw:style-name="gr14" draw:text-style-name="P1" draw:layer="layout" draw:type="curve" svg:x1="23.352cm" svg:y1="17.121cm" svg:x2="23.352cm" svg:y2="17.121cm" draw:start-shape="id1" draw:end-shape="id1" svg:d="" svg:viewBox="0 0 1 1">
            <text:p/>
          </draw:connector>
          <draw:path draw:style-name="gr15" draw:text-style-name="P1" draw:layer="layout" svg:width="0.936cm" svg:height="1.083cm" draw:transform="skewX (-0.462512251778497) rotate (0.837932573882478) translate (22.1094612613673cm 16.2893885539916cm)" svg:viewBox="0 0 937 1084" svg:d="m0 1084c1539 2 718-1084 718-1084">
            <text:p/>
          </draw:path>
          <draw:frame draw:style-name="gr9" draw:text-style-name="P4" draw:layer="layout" svg:width="2.921cm" svg:height="0.885cm" svg:x="22.717cm" svg:y="14.966cm">
            <draw:text-box>
              <text:p><text:span text:style-name="T3">!X</text:span></text:p>
            </draw:text-box>
          </draw:frame>
        </draw:g>
        <draw:g>
          <draw:line draw:style-name="gr11" draw:text-style-name="P1" draw:layer="layout" svg:x1="19.034cm" svg:y1="10.902cm" svg:x2="19.796cm" svg:y2="11.664cm">
            <text:p/>
          </draw:line>
          <draw:line draw:style-name="gr11" draw:text-style-name="P1" draw:layer="layout" svg:x1="19.288cm" svg:y1="11.664cm" svg:x2="19.796cm" svg:y2="11.664cm">
            <text:p/>
          </draw:line>
          <draw:line draw:style-name="gr14" draw:text-style-name="P1" draw:layer="layout" svg:x1="19.288cm" svg:y1="11.664cm" svg:x2="19.923cm" svg:y2="12.426cm">
            <text:p/>
          </draw:line>
          <draw:frame draw:style-name="gr9" draw:text-style-name="P4" draw:layer="layout" svg:width="1.524cm" svg:height="0.885cm" svg:x="17.891cm" svg:y="10.652cm">
            <draw:text-box>
              <text:p><text:span text:style-name="T3">nRst</text:span></text:p>
            </draw:text-box>
          </draw:frame>
        </draw:g>
        <draw:frame draw:style-name="gr9" draw:text-style-name="P5" draw:layer="layout" svg:width="8.795cm" svg:height="0.885cm" svg:x="18.145cm" svg:y="9.3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9.918cm 8.973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9.754cm 8.801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9.754cm 9.563cm)">
            <draw:text-box>
              <text:p><text:span text:style-name="T3">Q</text:span></text:p>
            </draw:text-box>
          </draw:frame>
          <draw:line draw:style-name="gr2" draw:text-style-name="P1" draw:layer="layout" svg:x1="8.013cm" svg:y1="8.973cm" svg:x2="7.886cm" svg:y2="9.1cm">
            <text:p/>
          </draw:line>
          <draw:line draw:style-name="gr2" draw:text-style-name="P1" draw:layer="layout" svg:x1="7.759cm" svg:y1="8.973cm" svg:x2="7.886cm" svg:y2="9.1cm">
            <text:p/>
          </draw:line>
          <draw:line draw:style-name="gr2" draw:text-style-name="P1" draw:layer="layout" svg:x1="7.886cm" svg:y1="8.211cm" svg:x2="7.886cm" svg:y2="8.973cm">
            <text:p/>
          </draw:line>
          <draw:line draw:style-name="gr5" draw:text-style-name="P1" draw:layer="layout" svg:x1="7.632cm" svg:y1="8.846cm" svg:x2="8.267cm" svg:y2="8.846cm">
            <text:p/>
          </draw:line>
          <draw:frame draw:style-name="gr6" draw:text-style-name="P4" draw:layer="layout" svg:width="1.112cm" svg:height="0.762cm" draw:transform="rotate (-1.5707963267949) translate (8.648cm 7.633cm)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draw:transform="rotate (-1.5707963267949) translate (7.378cm 9.2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24cm" svg:y1="9.354cm" svg:x2="6.87cm" svg:y2="9.354cm">
            <text:p/>
          </draw:line>
          <draw:frame draw:style-name="gr6" draw:text-style-name="P4" draw:layer="layout" svg:width="1.374cm" svg:height="0.762cm" draw:transform="rotate (-1.5707963267949) translate (7.378cm 9.25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9.246cm" svg:y1="2.651cm" svg:x2="8.991cm" svg:y2="2.143cm">
            <text:p/>
          </draw:line>
          <draw:frame draw:style-name="gr3" draw:text-style-name="P2" draw:layer="layout" svg:width="1.361cm" svg:height="0.645cm" draw:transform="rotate (1.57254165604689) translate (8.991cm 2.539cm)">
            <draw:text-box>
              <text:p><text:span text:style-name="T1">N-1:0</text:span></text:p>
            </draw:text-box>
          </draw:frame>
          <draw:line draw:style-name="gr2" draw:text-style-name="P1" draw:layer="layout" svg:x1="9.246cm" svg:y1="2.651cm" svg:x2="8.991cm" svg:y2="2.143cm">
            <text:p/>
          </draw:line>
        </draw:g>
        <draw:g>
          <draw:line draw:style-name="gr2" draw:text-style-name="P1" draw:layer="layout" svg:x1="10.017cm" svg:y1="2.146cm" svg:x2="10.525cm" svg:y2="1.891cm">
            <text:p/>
          </draw:line>
          <draw:frame draw:style-name="gr3" draw:text-style-name="P2" draw:layer="layout" svg:width="1.361cm" svg:height="0.645cm" draw:transform="rotate (0.00174532925199433) translate (10.129cm 1.891cm)">
            <draw:text-box>
              <text:p><text:span text:style-name="T1">N-1:0</text:span></text:p>
            </draw:text-box>
          </draw:frame>
          <draw:line draw:style-name="gr2" draw:text-style-name="P1" draw:layer="layout" svg:x1="10.017cm" svg:y1="2.146cm" svg:x2="10.525cm" svg:y2="1.891cm">
            <text:p/>
          </draw:line>
        </draw:g>
        <draw:g>
          <draw:custom-shape draw:style-name="gr4" draw:text-style-name="P3" draw:layer="layout" svg:width="2.54cm" svg:height="1.27cm" svg:x="6.912cm" svg:y="4.1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" draw:text-style-name="P4" draw:layer="layout" svg:width="0.739cm" svg:height="0.725cm" svg:x="6.969cm" svg:y="4.048cm">
            <draw:text-box>
              <text:p><text:span text:style-name="T3">0</text:span></text:p>
            </draw:text-box>
          </draw:frame>
          <draw:frame draw:style-name="gr3" draw:text-style-name="P4" draw:layer="layout" svg:width="0.739cm" svg:height="0.725cm" svg:x="8.643cm" svg:y="4.048cm">
            <draw:text-box>
              <text:p><text:span text:style-name="T3">1</text:span></text:p>
            </draw:text-box>
          </draw:frame>
        </draw:g>
        <draw:frame draw:style-name="gr3" draw:text-style-name="P4" draw:layer="layout" svg:width="0.739cm" svg:height="0.725cm" svg:x="12.811cm" svg:y="3.704cm">
          <draw:text-box>
            <text:p><text:span text:style-name="T3">0</text:span></text:p>
          </draw:text-box>
        </draw:frame>
        <draw:frame draw:style-name="gr3" draw:text-style-name="P4" draw:layer="layout" svg:width="0.739cm" svg:height="0.725cm" svg:x="12.834cm" svg:y="5.355cm">
          <draw:text-box>
            <text:p><text:span text:style-name="T3">1</text:span></text:p>
          </draw:text-box>
        </draw:frame>
        <draw:g>
          <draw:line draw:style-name="gr11" draw:text-style-name="P1" draw:layer="layout" svg:x1="24.241cm" svg:y1="2.651cm" svg:x2="22.96cm" svg:y2="2.016cm">
            <text:p/>
          </draw:line>
          <draw:line draw:style-name="gr11" draw:text-style-name="P1" draw:layer="layout" svg:x1="24.241cm" svg:y1="2.651cm" svg:x2="22.96cm" svg:y2="3.286cm">
            <text:p/>
          </draw:line>
          <draw:line draw:style-name="gr11" draw:text-style-name="P1" draw:layer="layout" svg:x1="22.96cm" svg:y1="2.016cm" svg:x2="22.96cm" svg:y2="3.286cm">
            <text:p/>
          </draw:line>
          <draw:line draw:style-name="gr8" draw:text-style-name="P1" draw:layer="layout" svg:x1="22.22cm" svg:y1="2.653cm" svg:x2="22.971cm" svg:y2="2.651cm">
            <text:p/>
          </draw:line>
          <draw:line draw:style-name="gr8" draw:text-style-name="P1" draw:layer="layout" svg:x1="24.252cm" svg:y1="2.653cm" svg:x2="25.003cm" svg:y2="2.651cm">
            <text:p/>
          </draw:line>
          <draw:custom-shape draw:style-name="gr7" draw:text-style-name="P1" draw:layer="layout" svg:width="0.254cm" svg:height="0.254cm" svg:x="24.241cm" svg:y="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g>
          <draw:line draw:style-name="gr2" draw:text-style-name="P1" draw:layer="layout" svg:x1="13.115cm" svg:y1="12.567cm" svg:x2="13.312cm" svg:y2="12.798cm">
            <text:p/>
          </draw:line>
          <draw:line draw:style-name="gr2" draw:text-style-name="P1" draw:layer="layout" svg:x1="13.115cm" svg:y1="13.029cm" svg:x2="13.312cm" svg:y2="12.798cm">
            <text:p/>
          </draw:line>
          <draw:line draw:style-name="gr2" draw:text-style-name="P1" draw:layer="layout" svg:x1="11.931cm" svg:y1="12.798cm" svg:x2="13.115cm" svg:y2="12.798cm">
            <text:p/>
          </draw:line>
          <draw:line draw:style-name="gr5" draw:text-style-name="P1" draw:layer="layout" svg:x1="12.918cm" svg:y1="13.26cm" svg:x2="12.918cm" svg:y2="12.106cm">
            <text:p/>
          </draw:line>
          <draw:frame draw:style-name="gr16" draw:text-style-name="P4" draw:layer="layout" svg:width="1.728cm" svg:height="1.385cm" svg:x="11.287cm" svg:y="12.184cm">
            <draw:text-box>
              <text:p><text:span text:style-name="T3">Clk</text:span></text:p>
            </draw:text-box>
          </draw:frame>
          <draw:custom-shape draw:style-name="gr7" draw:text-style-name="P1" draw:layer="layout" svg:width="0.395cm" svg:height="0.36cm" svg:x="13.509cm" svg:y="13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07cm" svg:y1="13.782cm" svg:x2="13.707cm" svg:y2="14.243cm">
            <text:p/>
          </draw:line>
          <draw:frame draw:style-name="gr17" draw:text-style-name="P4" draw:layer="layout" svg:width="2.135cm" svg:height="1.384cm" svg:x="13.7cm" svg:y="13.816cm">
            <draw:text-box>
              <text:p><text:span text:style-name="T3">nRst</text:span></text:p>
            </draw:text-box>
          </draw:frame>
        </draw:g>
        <draw:line draw:style-name="gr1" draw:text-style-name="P1" draw:layer="layout" svg:x1="11.304cm" svg:y1="10.529cm" svg:x2="13.065cm" svg:y2="10.512cm">
          <text:p/>
        </draw:line>
        <draw:frame draw:style-name="gr9" draw:text-style-name="P4" draw:layer="layout" svg:width="1.65cm" svg:height="0.885cm" svg:x="10.067cm" svg:y="7.666cm">
          <draw:text-box>
            <text:p><text:span text:style-name="T3">Input</text:span></text:p>
          </draw:text-box>
        </draw:frame>
        <draw:line draw:style-name="gr1" draw:text-style-name="P1" draw:layer="layout" svg:x1="19.034cm" svg:y1="9.255cm" svg:x2="21.928cm" svg:y2="9.255cm">
          <text:p/>
        </draw:line>
        <draw:frame draw:style-name="gr18" draw:text-style-name="P4" draw:layer="layout" svg:width="1.651cm" svg:height="0.725cm" svg:x="19.834cm" svg:y="8.53cm">
          <draw:text-box>
            <text:p><text:span text:style-name="T3">PuA</text:span></text:p>
          </draw:text-box>
        </draw:frame>
        <draw:frame draw:style-name="gr9" draw:text-style-name="P4" draw:layer="layout" svg:width="2.286cm" svg:height="0.885cm" svg:x="10.128cm" svg:y="10.171cm">
          <draw:text-box>
            <text:p><text:span text:style-name="T3">start</text:span></text:p>
          </draw:text-box>
        </draw:frame>
        <draw:line draw:style-name="gr1" draw:text-style-name="P1" draw:layer="layout" svg:x1="11.415cm" svg:y1="7.986cm" svg:x2="13.066cm" svg:y2="8.005cm">
          <text:p/>
        </draw:line>
        <draw:frame draw:style-name="gr19" draw:text-style-name="P4" draw:layer="layout" svg:width="3.556cm" svg:height="0.725cm" svg:x="2.016cm" svg:y="1.672cm">
          <draw:text-box>
            <text:p><text:span text:style-name="T3">TOP LEVEL</text:span></text:p>
          </draw:text-box>
        </draw:frame>
        <draw:line draw:style-name="gr1" draw:text-style-name="P1" draw:layer="layout" svg:x1="17.809cm" svg:y1="10.779cm" svg:x2="21.952cm" svg:y2="10.739cm">
          <text:p/>
        </draw:line>
        <draw:frame draw:style-name="gr9" draw:text-style-name="P4" draw:layer="layout" svg:width="2.286cm" svg:height="0.885cm" svg:x="19.796cm" svg:y="10.021cm">
          <draw:text-box>
            <text:p><text:span text:style-name="T3">Skx</text:span></text:p>
          </draw:text-box>
        </draw:frame>
        <draw:line draw:style-name="gr1" draw:text-style-name="P1" draw:layer="layout" svg:x1="19.067cm" svg:y1="12.153cm" svg:x2="21.955cm" svg:y2="12.126cm">
          <text:p/>
        </draw:line>
        <draw:frame draw:style-name="gr9" draw:text-style-name="P4" draw:layer="layout" svg:width="2.286cm" svg:height="0.885cm" svg:x="19.669cm" svg:y="11.414cm">
          <draw:text-box>
            <text:p><text:span text:style-name="T3">Sky</text:span></text:p>
          </draw:text-box>
        </draw:frame>
        <draw:custom-shape draw:style-name="gr4" draw:text-style-name="P1" draw:layer="layout" svg:width="5.919cm" svg:height="6.147cm" svg:x="13.115cm" svg:y="7.299cm">
          <text:p text:style-name="P1">ECC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651cm" svg:height="0.725cm" svg:x="14.135cm" svg:y="6.131cm">
          <draw:text-box>
            <text:p><text:span text:style-name="T3">Mode</text:span></text:p>
          </draw:text-box>
        </draw:frame>
        <draw:line draw:style-name="gr14" draw:text-style-name="P1" draw:layer="layout" svg:x1="15.732cm" svg:y1="7.35cm" svg:x2="15.732cm" svg:y2="5.064cm">
          <text:p/>
        </draw:line>
        <draw:line draw:style-name="gr14" draw:text-style-name="P1" draw:layer="layout" svg:x1="19.034cm" svg:y1="8.112cm" svg:x2="21.955cm" svg:y2="8.112cm">
          <text:p/>
        </draw:line>
        <draw:frame draw:style-name="gr18" draw:text-style-name="P4" draw:layer="layout" svg:width="3.644cm" svg:height="0.725cm" svg:x="19.035cm" svg:y="7.431cm">
          <draw:text-box>
            <text:p><text:span text:style-name="T3">Encrypted Data</text:span></text:p>
          </draw:text-box>
        </draw:frame>
        <draw:line draw:style-name="gr14" draw:text-style-name="P1" draw:layer="layout" svg:x1="18.961cm" svg:y1="13.319cm" svg:x2="21.755cm" svg:y2="13.319cm">
          <text:p/>
        </draw:line>
        <draw:frame draw:style-name="gr9" draw:text-style-name="P4" draw:layer="layout" svg:width="3.475cm" svg:height="0.885cm" svg:x="18.969cm" svg:y="12.615cm">
          <draw:text-box>
            <text:p><text:span text:style-name="T3">Data Ready</text:span></text:p>
          </draw:text-box>
        </draw:frame>
      </draw:page>
      <draw:page draw:name="page3" draw:style-name="dp1" draw:master-page-name="Default">
        <draw:frame draw:style-name="gr19" draw:text-style-name="P4" draw:layer="layout" svg:width="3.81cm" svg:height="0.725cm" svg:x="2.016cm" svg:y="1.673cm">
          <draw:text-box>
            <text:p text:style-name="P6"><text:span text:style-name="T3">DESIGN LEVEL</text:span></text:p>
          </draw:text-box>
        </draw:frame>
        <draw:line draw:style-name="gr1" draw:text-style-name="P1" draw:layer="layout" svg:x1="2.778cm" svg:y1="11.445cm" svg:x2="4.733cm" svg:y2="11.427cm">
          <text:p/>
        </draw:line>
        <draw:frame draw:style-name="gr9" draw:text-style-name="P4" draw:layer="layout" svg:width="2.286cm" svg:height="0.885cm" svg:x="1.235cm" svg:y="11.164cm">
          <draw:text-box>
            <text:p text:style-name="P6"><text:span text:style-name="T3">prA</text:span></text:p>
          </draw:text-box>
        </draw:frame>
        <draw:line draw:style-name="gr1" draw:text-style-name="P1" draw:layer="layout" svg:x1="2.783cm" svg:y1="12.806cm" svg:x2="4.71cm" svg:y2="12.788cm">
          <text:p/>
        </draw:line>
        <draw:frame draw:style-name="gr9" draw:text-style-name="P4" draw:layer="layout" svg:width="2.286cm" svg:height="0.885cm" svg:x="7.016cm" svg:y="10.729cm">
          <draw:text-box>
            <text:p text:style-name="P6"><text:span text:style-name="T3">Gy</text:span></text:p>
          </draw:text-box>
        </draw:frame>
        <draw:frame draw:style-name="gr9" draw:text-style-name="P4" draw:layer="layout" svg:width="2.286cm" svg:height="0.885cm" svg:x="7.941cm" svg:y="7.726cm">
          <draw:text-box>
            <text:p text:style-name="P6"><text:span text:style-name="T3">puB</text:span></text:p>
          </draw:text-box>
        </draw:frame>
        <draw:line draw:style-name="gr8" draw:text-style-name="P1" draw:layer="layout" svg:x1="10.405cm" svg:y1="11.404cm" svg:x2="10.405cm" svg:y2="13.436cm">
          <text:p/>
        </draw:line>
        <draw:line draw:style-name="gr8" draw:text-style-name="P1" draw:layer="layout" svg:x1="10.432cm" svg:y1="11.404cm" svg:x2="8.527cm" svg:y2="11.404cm">
          <text:p/>
        </draw:line>
        <draw:line draw:style-name="gr8" draw:text-style-name="P1" draw:layer="layout" svg:x1="10.432cm" svg:y1="13.436cm" svg:x2="8.527cm" svg:y2="13.436cm">
          <text:p/>
        </draw:line>
        <draw:line draw:style-name="gr1" draw:text-style-name="P1" draw:layer="layout" svg:x1="10.432cm" svg:y1="12.42cm" svg:x2="12.193cm" svg:y2="12.403cm">
          <text:p/>
        </draw:line>
        <draw:frame draw:style-name="gr9" draw:text-style-name="P4" draw:layer="layout" svg:width="2.286cm" svg:height="0.885cm" svg:x="10.652cm" svg:y="11.643cm">
          <draw:text-box>
            <text:p text:style-name="P6"><text:span text:style-name="T3">puA</text:span></text:p>
          </draw:text-box>
        </draw:frame>
        <draw:line draw:style-name="gr1" draw:text-style-name="P1" draw:layer="layout" svg:x1="7.833cm" svg:y1="8.442cm" svg:x2="14.081cm" svg:y2="8.453cm">
          <text:p/>
        </draw:line>
        <draw:line draw:style-name="gr8" draw:text-style-name="P1" draw:layer="layout" svg:x1="3.667cm" svg:y1="10.223cm" svg:x2="3.667cm" svg:y2="11.493cm">
          <text:p/>
        </draw:line>
        <draw:line draw:style-name="gr8" draw:text-style-name="P1" draw:layer="layout" svg:x1="12.684cm" svg:y1="8.453cm" svg:x2="12.684cm" svg:y2="9.461cm">
          <text:p/>
        </draw:line>
        <draw:line draw:style-name="gr1" draw:text-style-name="P1" draw:layer="layout" svg:x1="3.667cm" svg:y1="10.216cm" svg:x2="14.113cm" svg:y2="10.223cm">
          <text:p/>
        </draw:line>
        <draw:line draw:style-name="gr1" draw:text-style-name="P1" draw:layer="layout" svg:x1="12.684cm" svg:y1="9.461cm" svg:x2="14.164cm" svg:y2="9.444cm">
          <text:p/>
        </draw:line>
        <draw:line draw:style-name="gr1" draw:text-style-name="P1" draw:layer="layout" svg:x1="2.74cm" svg:y1="12.131cm" svg:x2="4.667cm" svg:y2="12.113cm">
          <text:p/>
        </draw:line>
        <draw:frame draw:style-name="gr9" draw:text-style-name="P4" draw:layer="layout" svg:width="2.286cm" svg:height="0.885cm" svg:x="1.224cm" svg:y="11.826cm">
          <draw:text-box>
            <text:p text:style-name="P6"><text:span text:style-name="T3">Gx</text:span></text:p>
          </draw:text-box>
        </draw:frame>
        <draw:line draw:style-name="gr1" draw:text-style-name="P1" draw:layer="layout" svg:x1="17.923cm" svg:y1="10.069cm" svg:x2="19.85cm" svg:y2="10.051cm">
          <text:p/>
        </draw:line>
        <draw:frame draw:style-name="gr9" draw:text-style-name="P4" draw:layer="layout" svg:width="2.286cm" svg:height="0.885cm" svg:x="18.161cm" svg:y="9.334cm">
          <draw:text-box>
            <text:p text:style-name="P6"><text:span text:style-name="T3">Sky</text:span></text:p>
          </draw:text-box>
        </draw:frame>
        <draw:line draw:style-name="gr1" draw:text-style-name="P1" draw:layer="layout" svg:x1="17.88cm" svg:y1="9.194cm" svg:x2="19.807cm" svg:y2="9.176cm">
          <text:p/>
        </draw:line>
        <draw:frame draw:style-name="gr9" draw:text-style-name="P4" draw:layer="layout" svg:width="2.286cm" svg:height="0.885cm" svg:x="18.119cm" svg:y="8.505cm">
          <draw:text-box>
            <text:p text:style-name="P6"><text:span text:style-name="T3">Skx</text:span></text:p>
          </draw:text-box>
        </draw:frame>
        <draw:custom-shape draw:style-name="gr20" draw:text-style-name="P8" draw:layer="Layout" svg:width="3.81cm" svg:height="3.81cm" svg:x="14.031cm" svg:y="7.553cm">
          <text:p text:style-name="P7"><text:span text:style-name="T5">MULTIPLIER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3.81cm" svg:height="3.81cm" svg:x="3.9cm" svg:y="4.745cm">
          <text:p text:style-name="P7"><text:span text:style-name="T5">Controller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4.511cm" svg:y1="13.542cm" svg:x2="4.708cm" svg:y2="13.773cm">
            <text:p/>
          </draw:line>
          <draw:line draw:style-name="gr2" draw:text-style-name="P1" draw:layer="layout" svg:x1="4.511cm" svg:y1="14.004cm" svg:x2="4.708cm" svg:y2="13.773cm">
            <text:p/>
          </draw:line>
          <draw:line draw:style-name="gr2" draw:text-style-name="P1" draw:layer="layout" svg:x1="3.327cm" svg:y1="13.773cm" svg:x2="4.511cm" svg:y2="13.773cm">
            <text:p/>
          </draw:line>
          <draw:line draw:style-name="gr5" draw:text-style-name="P1" draw:layer="layout" svg:x1="4.314cm" svg:y1="14.235cm" svg:x2="4.314cm" svg:y2="13.081cm">
            <text:p/>
          </draw:line>
          <draw:frame draw:style-name="gr16" draw:text-style-name="P4" draw:layer="layout" svg:width="1.728cm" svg:height="1.385cm" svg:x="2.683cm" svg:y="13.159cm">
            <draw:text-box>
              <text:p><text:span text:style-name="T3">Clk</text:span></text:p>
            </draw:text-box>
          </draw:frame>
          <draw:custom-shape draw:style-name="gr7" draw:text-style-name="P1" draw:layer="layout" svg:width="0.395cm" svg:height="0.36cm" svg:x="4.905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103cm" svg:y1="14.757cm" svg:x2="5.103cm" svg:y2="15.218cm">
            <text:p/>
          </draw:line>
          <draw:frame draw:style-name="gr17" draw:text-style-name="P4" draw:layer="layout" svg:width="2.135cm" svg:height="1.384cm" svg:x="5.096cm" svg:y="14.791cm">
            <draw:text-box>
              <text:p><text:span text:style-name="T3">nRst</text:span></text:p>
            </draw:text-box>
          </draw:frame>
        </draw:g>
        <draw:custom-shape draw:style-name="gr4" draw:text-style-name="P8" draw:layer="layout" svg:width="3.81cm" svg:height="3.81cm" svg:x="4.831cm" svg:y="10.553cm">
          <text:p text:style-name="P7"><text:span text:style-name="T5">MULTIPLIER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3.751cm" svg:y1="10.77cm" svg:x2="13.948cm" svg:y2="11.001cm">
            <text:p/>
          </draw:line>
          <draw:line draw:style-name="gr2" draw:text-style-name="P1" draw:layer="layout" svg:x1="13.751cm" svg:y1="11.232cm" svg:x2="13.948cm" svg:y2="11.001cm">
            <text:p/>
          </draw:line>
          <draw:line draw:style-name="gr2" draw:text-style-name="P1" draw:layer="layout" svg:x1="12.567cm" svg:y1="11.001cm" svg:x2="13.751cm" svg:y2="11.001cm">
            <text:p/>
          </draw:line>
          <draw:line draw:style-name="gr5" draw:text-style-name="P1" draw:layer="layout" svg:x1="13.554cm" svg:y1="11.463cm" svg:x2="13.554cm" svg:y2="10.309cm">
            <text:p/>
          </draw:line>
          <draw:frame draw:style-name="gr16" draw:text-style-name="P4" draw:layer="layout" svg:width="1.728cm" svg:height="1.385cm" svg:x="11.923cm" svg:y="10.387cm">
            <draw:text-box>
              <text:p><text:span text:style-name="T3">Clk</text:span></text:p>
            </draw:text-box>
          </draw:frame>
          <draw:custom-shape draw:style-name="gr7" draw:text-style-name="P1" draw:layer="layout" svg:width="0.395cm" svg:height="0.36cm" svg:x="14.145cm" svg:y="11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343cm" svg:y1="11.985cm" svg:x2="14.343cm" svg:y2="12.446cm">
            <text:p/>
          </draw:line>
          <draw:frame draw:style-name="gr17" draw:text-style-name="P4" draw:layer="layout" svg:width="2.135cm" svg:height="1.384cm" svg:x="14.336cm" svg:y="12.019cm">
            <draw:text-box>
              <text:p><text:span text:style-name="T3">nRst</text:span></text:p>
            </draw:text-box>
          </draw:frame>
        </draw:g>
        <draw:line draw:style-name="gr1" draw:text-style-name="P1" draw:layer="layout" svg:x1="2.107cm" svg:y1="6.493cm" svg:x2="3.868cm" svg:y2="6.476cm">
          <text:p/>
        </draw:line>
        <draw:frame draw:style-name="gr9" draw:text-style-name="P4" draw:layer="layout" svg:width="1.65cm" svg:height="0.885cm" svg:x="0.87cm" svg:y="5.23cm">
          <draw:text-box>
            <text:p><text:span text:style-name="T3">Input</text:span></text:p>
          </draw:text-box>
        </draw:frame>
        <draw:frame draw:style-name="gr9" draw:text-style-name="P4" draw:layer="layout" svg:width="2.286cm" svg:height="0.885cm" svg:x="0.931cm" svg:y="6.135cm">
          <draw:text-box>
            <text:p><text:span text:style-name="T3">start</text:span></text:p>
          </draw:text-box>
        </draw:frame>
        <draw:line draw:style-name="gr1" draw:text-style-name="P1" draw:layer="layout" svg:x1="2.218cm" svg:y1="5.55cm" svg:x2="3.869cm" svg:y2="5.569cm">
          <text:p/>
        </draw:line>
        <draw:g>
          <draw:line draw:style-name="gr2" draw:text-style-name="P1" draw:layer="layout" svg:x1="3.611cm" svg:y1="7.842cm" svg:x2="3.808cm" svg:y2="8.073cm">
            <text:p/>
          </draw:line>
          <draw:line draw:style-name="gr2" draw:text-style-name="P1" draw:layer="layout" svg:x1="3.611cm" svg:y1="8.304cm" svg:x2="3.808cm" svg:y2="8.073cm">
            <text:p/>
          </draw:line>
          <draw:line draw:style-name="gr2" draw:text-style-name="P1" draw:layer="layout" svg:x1="2.427cm" svg:y1="8.073cm" svg:x2="3.611cm" svg:y2="8.073cm">
            <text:p/>
          </draw:line>
          <draw:line draw:style-name="gr5" draw:text-style-name="P1" draw:layer="layout" svg:x1="3.414cm" svg:y1="8.535cm" svg:x2="3.414cm" svg:y2="7.381cm">
            <text:p/>
          </draw:line>
          <draw:frame draw:style-name="gr16" draw:text-style-name="P4" draw:layer="layout" svg:width="1.728cm" svg:height="1.385cm" svg:x="1.783cm" svg:y="7.459cm">
            <draw:text-box>
              <text:p><text:span text:style-name="T3">Clk</text:span></text:p>
            </draw:text-box>
          </draw:frame>
          <draw:custom-shape draw:style-name="gr7" draw:text-style-name="P1" draw:layer="layout" svg:width="0.395cm" svg:height="0.36cm" svg:x="4.005cm" svg:y="8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.203cm" svg:y1="9.057cm" svg:x2="4.203cm" svg:y2="9.518cm">
            <text:p/>
          </draw:line>
          <draw:frame draw:style-name="gr17" draw:text-style-name="P4" draw:layer="layout" svg:width="2.135cm" svg:height="1.384cm" svg:x="4.196cm" svg:y="9.091cm">
            <draw:text-box>
              <text:p><text:span text:style-name="T3">nRst</text:span></text:p>
            </draw:text-box>
          </draw:frame>
        </draw:g>
        <draw:line draw:style-name="gr14" draw:text-style-name="P1" draw:layer="layout" svg:x1="7.828cm" svg:y1="5.064cm" svg:x2="10.622cm" svg:y2="5.064cm">
          <text:p/>
        </draw:line>
        <draw:frame draw:style-name="gr9" draw:text-style-name="P4" draw:layer="layout" svg:width="2.286cm" svg:height="0.885cm" svg:x="8.082cm" svg:y="4.048cm">
          <draw:text-box>
            <text:p text:style-name="P6"><text:span text:style-name="T3">Mode</text:span></text:p>
          </draw:text-box>
        </draw:frame>
        <draw:frame draw:style-name="gr9" draw:text-style-name="P4" draw:layer="layout" svg:width="2.286cm" svg:height="0.885cm" svg:x="1.224cm" svg:y="12.527cm">
          <draw:text-box>
            <text:p text:style-name="P6"><text:span text:style-name="T3">Gy</text:span></text:p>
          </draw:text-box>
        </draw:frame>
        <draw:custom-shape draw:style-name="gr4" draw:text-style-name="P8" draw:layer="layout" svg:width="3.81cm" svg:height="3.81cm" svg:x="19.931cm" svg:y="7.953cm">
          <text:p text:style-name="P7"><text:span text:style-name="T5">Triple DES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3.662cm" svg:y1="11.02cm" svg:x2="26.456cm" svg:y2="11.02cm">
          <text:p/>
        </draw:line>
        <draw:frame draw:style-name="gr9" draw:text-style-name="P4" draw:layer="layout" svg:width="3.475cm" svg:height="0.885cm" svg:x="23.57cm" svg:y="10.416cm">
          <draw:text-box>
            <text:p><text:span text:style-name="T3">Data Ready</text:span></text:p>
          </draw:text-box>
        </draw:frame>
        <draw:line draw:style-name="gr14" draw:text-style-name="P1" draw:layer="layout" svg:x1="23.735cm" svg:y1="9.413cm" svg:x2="26.656cm" svg:y2="9.413cm">
          <text:p/>
        </draw:line>
        <draw:frame draw:style-name="gr18" draw:text-style-name="P4" draw:layer="layout" svg:width="3.644cm" svg:height="0.725cm" svg:x="23.536cm" svg:y="8.732cm">
          <draw:text-box>
            <text:p><text:span text:style-name="T3">Encrypted Data</text:span></text:p>
          </draw:text-box>
        </draw:frame>
        <draw:g>
          <draw:line draw:style-name="gr2" draw:text-style-name="P1" draw:layer="layout" svg:x1="19.775cm" svg:y1="11.232cm" svg:x2="19.92cm" svg:y2="11.405cm">
            <text:p/>
          </draw:line>
          <draw:line draw:style-name="gr2" draw:text-style-name="P1" draw:layer="layout" svg:x1="19.775cm" svg:y1="11.578cm" svg:x2="19.92cm" svg:y2="11.405cm">
            <text:p/>
          </draw:line>
          <draw:line draw:style-name="gr2" draw:text-style-name="P1" draw:layer="layout" svg:x1="18.907cm" svg:y1="11.405cm" svg:x2="19.776cm" svg:y2="11.405cm">
            <text:p/>
          </draw:line>
          <draw:line draw:style-name="gr5" draw:text-style-name="P1" draw:layer="layout" svg:x1="19.631cm" svg:y1="11.751cm" svg:x2="19.631cm" svg:y2="10.887cm">
            <text:p/>
          </draw:line>
          <draw:frame draw:style-name="gr21" draw:text-style-name="P4" draw:layer="layout" svg:width="1.268cm" svg:height="1.037cm" svg:x="18.434cm" svg:y="10.945cm">
            <draw:text-box>
              <text:p><text:span text:style-name="T3">Clk</text:span></text:p>
            </draw:text-box>
          </draw:frame>
          <draw:custom-shape draw:style-name="gr7" draw:text-style-name="P1" draw:layer="layout" svg:width="0.29cm" svg:height="0.27cm" svg:x="20.064cm" svg:y="11.8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21cm" svg:y1="12.142cm" svg:x2="20.21cm" svg:y2="12.487cm">
            <text:p/>
          </draw:line>
          <draw:frame draw:style-name="gr22" draw:text-style-name="P4" draw:layer="layout" svg:width="1.567cm" svg:height="1.036cm" svg:x="20.204cm" svg:y="12.167cm">
            <draw:text-box>
              <text:p><text:span text:style-name="T3">nRst</text:span></text:p>
            </draw:text-box>
          </draw:frame>
        </draw:g>
        <draw:line draw:style-name="gr23" draw:text-style-name="P1" draw:layer="layout" svg:x1="7.731cm" svg:y1="5.699cm" svg:x2="18.907cm" svg:y2="5.699cm">
          <text:p/>
        </draw:line>
        <draw:line draw:style-name="gr11" draw:text-style-name="P1" draw:layer="layout" svg:x1="18.907cm" svg:y1="5.826cm" svg:x2="18.907cm" svg:y2="8.366cm">
          <text:p/>
        </draw:line>
        <draw:line draw:style-name="gr14" draw:text-style-name="P1" draw:layer="layout" svg:x1="18.88cm" svg:y1="8.366cm" svg:x2="19.923cm" svg:y2="8.366cm">
          <text:p/>
        </draw:line>
        <draw:frame draw:style-name="gr9" draw:text-style-name="P4" draw:layer="layout" svg:width="2.286cm" svg:height="0.885cm" svg:x="7.941cm" svg:y="5.827cm">
          <draw:text-box>
            <text:p text:style-name="P6"><text:span text:style-name="T3">Data</text:span></text:p>
          </draw:text-box>
        </draw:frame>
        <draw:frame draw:style-name="gr9" draw:text-style-name="P4" draw:layer="layout" svg:width="1.424cm" svg:height="0.885cm" svg:x="16.994cm" svg:y="13.323cm">
          <draw:text-box>
            <text:p><text:span text:style-name="T3">Sky</text:span></text:p>
          </draw:text-box>
        </draw:frame>
        <draw:line draw:style-name="gr14" draw:text-style-name="P1" draw:layer="layout" svg:x1="18.272cm" svg:y1="9.128cm" svg:x2="18.399cm" svg:y2="15.224cm">
          <text:p/>
        </draw:line>
        <draw:frame draw:style-name="gr9" draw:text-style-name="P4" draw:layer="layout" svg:width="1.424cm" svg:height="0.885cm" svg:x="18.597cm" svg:y="14.12cm">
          <draw:text-box>
            <text:p><text:span text:style-name="T3">Skx</text:span></text:p>
          </draw:text-box>
        </draw:frame>
        <draw:line draw:style-name="gr14" draw:text-style-name="P1" draw:layer="layout" svg:x1="18.018cm" svg:y1="10.144cm" svg:x2="18.145cm" svg:y2="14.208cm">
          <text:p/>
        </draw:line>
      </draw:page>
      <draw:page draw:name="page4" draw:style-name="dp1" draw:master-page-name="Default">
        <draw:frame draw:style-name="gr19" draw:text-style-name="P4" draw:layer="layout" svg:width="3.81cm" svg:height="0.725cm" svg:x="2.016cm" svg:y="1.673cm">
          <draw:text-box>
            <text:p><text:span text:style-name="T3">DESIGN LEVEL</text:span></text:p>
          </draw:text-box>
        </draw:frame>
        <draw:line draw:style-name="gr1" draw:text-style-name="P1" draw:layer="layout" svg:x1="9.178cm" svg:y1="9.845cm" svg:x2="11.133cm" svg:y2="9.827cm">
          <text:p/>
        </draw:line>
        <draw:frame draw:style-name="gr9" draw:text-style-name="P4" draw:layer="layout" svg:width="2.286cm" svg:height="0.885cm" svg:x="8.196cm" svg:y="9.486cm">
          <draw:text-box>
            <text:p><text:span text:style-name="T3">prA</text:span></text:p>
          </draw:text-box>
        </draw:frame>
        <draw:line draw:style-name="gr1" draw:text-style-name="P1" draw:layer="layout" svg:x1="9.283cm" svg:y1="12.406cm" svg:x2="11.21cm" svg:y2="12.388cm">
          <text:p/>
        </draw:line>
        <draw:frame draw:style-name="gr9" draw:text-style-name="P4" draw:layer="layout" svg:width="2.286cm" svg:height="0.885cm" svg:x="8.416cm" svg:y="11.929cm">
          <draw:text-box>
            <text:p><text:span text:style-name="T3">Gy</text:span></text:p>
          </draw:text-box>
        </draw:frame>
        <draw:frame draw:style-name="gr9" draw:text-style-name="P4" draw:layer="layout" svg:width="2.286cm" svg:height="0.885cm" svg:x="14.741cm" svg:y="5.826cm">
          <draw:text-box>
            <text:p><text:span text:style-name="T3">puB</text:span></text:p>
          </draw:text-box>
        </draw:frame>
        <draw:line draw:style-name="gr8" draw:text-style-name="P1" draw:layer="layout" svg:x1="16.805cm" svg:y1="9.804cm" svg:x2="16.805cm" svg:y2="11.836cm">
          <text:p/>
        </draw:line>
        <draw:line draw:style-name="gr8" draw:text-style-name="P1" draw:layer="layout" svg:x1="16.832cm" svg:y1="9.804cm" svg:x2="14.927cm" svg:y2="9.804cm">
          <text:p/>
        </draw:line>
        <draw:line draw:style-name="gr8" draw:text-style-name="P1" draw:layer="layout" svg:x1="16.832cm" svg:y1="11.836cm" svg:x2="14.927cm" svg:y2="11.836cm">
          <text:p/>
        </draw:line>
        <draw:line draw:style-name="gr1" draw:text-style-name="P1" draw:layer="layout" svg:x1="16.832cm" svg:y1="10.82cm" svg:x2="18.593cm" svg:y2="10.803cm">
          <text:p/>
        </draw:line>
        <draw:frame draw:style-name="gr9" draw:text-style-name="P4" draw:layer="layout" svg:width="2.286cm" svg:height="0.885cm" svg:x="17.052cm" svg:y="10.043cm">
          <draw:text-box>
            <text:p><text:span text:style-name="T3">puA</text:span></text:p>
          </draw:text-box>
        </draw:frame>
        <draw:line draw:style-name="gr1" draw:text-style-name="P1" draw:layer="layout" svg:x1="14.233cm" svg:y1="6.842cm" svg:x2="20.481cm" svg:y2="6.853cm">
          <text:p/>
        </draw:line>
        <draw:line draw:style-name="gr8" draw:text-style-name="P1" draw:layer="layout" svg:x1="10.067cm" svg:y1="8.623cm" svg:x2="10.067cm" svg:y2="9.893cm">
          <text:p/>
        </draw:line>
        <draw:line draw:style-name="gr8" draw:text-style-name="P1" draw:layer="layout" svg:x1="19.084cm" svg:y1="6.853cm" svg:x2="19.084cm" svg:y2="7.861cm">
          <text:p/>
        </draw:line>
        <draw:line draw:style-name="gr1" draw:text-style-name="P1" draw:layer="layout" svg:x1="10.067cm" svg:y1="8.616cm" svg:x2="20.513cm" svg:y2="8.623cm">
          <text:p/>
        </draw:line>
        <draw:line draw:style-name="gr1" draw:text-style-name="P1" draw:layer="layout" svg:x1="19.084cm" svg:y1="7.861cm" svg:x2="20.564cm" svg:y2="7.844cm">
          <text:p/>
        </draw:line>
        <draw:line draw:style-name="gr1" draw:text-style-name="P1" draw:layer="layout" svg:x1="9.24cm" svg:y1="11.531cm" svg:x2="11.167cm" svg:y2="11.513cm">
          <text:p/>
        </draw:line>
        <draw:frame draw:style-name="gr9" draw:text-style-name="P4" draw:layer="layout" svg:width="2.286cm" svg:height="0.885cm" svg:x="8.378cm" svg:y="11.123cm">
          <draw:text-box>
            <text:p><text:span text:style-name="T3">Gx</text:span></text:p>
          </draw:text-box>
        </draw:frame>
        <draw:line draw:style-name="gr1" draw:text-style-name="P1" draw:layer="layout" svg:x1="24.323cm" svg:y1="8.469cm" svg:x2="26.25cm" svg:y2="8.451cm">
          <text:p/>
        </draw:line>
        <draw:frame draw:style-name="gr9" draw:text-style-name="P4" draw:layer="layout" svg:width="2.286cm" svg:height="0.885cm" svg:x="24.561cm" svg:y="7.734cm">
          <draw:text-box>
            <text:p><text:span text:style-name="T3">Sky</text:span></text:p>
          </draw:text-box>
        </draw:frame>
        <draw:line draw:style-name="gr1" draw:text-style-name="P1" draw:layer="layout" svg:x1="24.28cm" svg:y1="7.594cm" svg:x2="26.207cm" svg:y2="7.576cm">
          <text:p/>
        </draw:line>
        <draw:frame draw:style-name="gr9" draw:text-style-name="P4" draw:layer="layout" svg:width="2.286cm" svg:height="0.885cm" svg:x="24.519cm" svg:y="6.905cm">
          <draw:text-box>
            <text:p><text:span text:style-name="T3">Skx</text:span></text:p>
          </draw:text-box>
        </draw:frame>
        <draw:custom-shape draw:style-name="gr4" draw:text-style-name="P8" draw:layer="layout" svg:width="3.81cm" svg:height="3.81cm" svg:x="20.508cm" svg:y="5.929cm">
          <text:p text:style-name="P1"><text:span text:style-name="T5">MULTIPL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81cm" svg:height="3.81cm" svg:x="3.3cm" svg:y="5.345cm">
          <text:p text:style-name="P1"><text:span text:style-name="T5">Controller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9" draw:text-style-name="P4" draw:layer="layout" svg:width="3.556cm" svg:height="0.725cm" svg:x="2.016cm" svg:y="1.673cm">
          <draw:text-box>
            <text:p><text:span text:style-name="T3">ADDER</text:span></text:p>
          </draw:text-box>
        </draw:frame>
        <draw:custom-shape draw:style-name="gr4" draw:text-style-name="P1" draw:layer="layout" svg:width="2.54cm" svg:height="2.667cm" svg:x="22.336cm" svg:y="4.937cm">
          <text:p text:style-name="P1">AD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873cm" svg:y1="3.54cm" svg:x2="2.905cm" svg:y2="3.54cm">
          <text:p/>
        </draw:line>
        <draw:line draw:style-name="gr1" draw:text-style-name="P1" draw:layer="layout" svg:x1="0.873cm" svg:y1="4.683cm" svg:x2="2.905cm" svg:y2="4.683cm">
          <text:p/>
        </draw:line>
        <draw:line draw:style-name="gr1" draw:text-style-name="P1" draw:layer="layout" svg:x1="0.873cm" svg:y1="6.715cm" svg:x2="2.905cm" svg:y2="6.715cm">
          <text:p/>
        </draw:line>
        <draw:line draw:style-name="gr1" draw:text-style-name="P1" draw:layer="layout" svg:x1="0.873cm" svg:y1="7.858cm" svg:x2="2.905cm" svg:y2="7.858cm">
          <text:p/>
        </draw:line>
        <draw:line draw:style-name="gr1" draw:text-style-name="P1" draw:layer="layout" svg:x1="4.81cm" svg:y1="4.429cm" svg:x2="6.842cm" svg:y2="4.429cm">
          <text:p/>
        </draw:line>
        <draw:line draw:style-name="gr1" draw:text-style-name="P1" draw:layer="layout" svg:x1="4.81cm" svg:y1="7.35cm" svg:x2="6.842cm" svg:y2="7.35cm">
          <text:p/>
        </draw:line>
        <draw:line draw:style-name="gr1" draw:text-style-name="P1" draw:layer="layout" svg:x1="9.001cm" svg:y1="6.588cm" svg:x2="11.033cm" svg:y2="6.588cm">
          <text:p/>
        </draw:line>
        <draw:line draw:style-name="gr1" draw:text-style-name="P1" draw:layer="layout" svg:x1="10.144cm" svg:y1="7.731cm" svg:x2="11.033cm" svg:y2="7.731cm">
          <text:p/>
        </draw:line>
        <draw:line draw:style-name="gr1" draw:text-style-name="P1" draw:layer="layout" svg:x1="6.08cm" svg:y1="3.34cm" svg:x2="18.399cm" svg:y2="3.34cm">
          <text:p/>
        </draw:line>
        <draw:line draw:style-name="gr1" draw:text-style-name="P1" draw:layer="layout" svg:x1="13.279cm" svg:y1="17.51cm" svg:x2="17.851cm" svg:y2="17.51cm">
          <text:p/>
        </draw:line>
        <draw:line draw:style-name="gr1" draw:text-style-name="P1" draw:layer="layout" svg:x1="16.367cm" svg:y1="7.35cm" svg:x2="18.399cm" svg:y2="7.35cm">
          <text:p/>
        </draw:line>
        <draw:line draw:style-name="gr1" draw:text-style-name="P1" draw:layer="layout" svg:x1="20.304cm" svg:y1="6.08cm" svg:x2="22.336cm" svg:y2="6.08cm">
          <text:p/>
        </draw:line>
        <draw:line draw:style-name="gr1" draw:text-style-name="P1" draw:layer="layout" svg:x1="24.876cm" svg:y1="6.207cm" svg:x2="26.908cm" svg:y2="6.207cm">
          <text:p/>
        </draw:line>
        <draw:line draw:style-name="gr1" draw:text-style-name="P1" draw:layer="layout" svg:x1="12.684cm" svg:y1="7.223cm" svg:x2="14.716cm" svg:y2="7.223cm">
          <text:p/>
        </draw:line>
        <draw:custom-shape draw:style-name="gr4" draw:text-style-name="P9" draw:layer="layout" svg:width="2.54cm" svg:height="2.667cm" svg:x="11.033cm" svg:y="5.953cm">
          <text:p text:style-name="P1"><text:span text:style-name="T6">GF_MUL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4.572cm" svg:x="6.842cm" svg:y="3.748cm">
          <text:p text:style-name="P1">Divis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2.905cm" svg:y="5.953cm">
          <text:p text:style-name="P1">AD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2.905cm" svg:y="3.032cm">
          <text:p text:style-name="P1">AD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5.588cm" svg:x="18.399cm" svg:y="3.032cm">
          <text:p text:style-name="P1">AD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4.191cm" svg:x="14.716cm" svg:y="4.556cm">
          <text:p text:style-name="P1">ADD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397cm" svg:height="0.725cm" svg:x="0.873cm" svg:y="7.895cm">
          <draw:text-box>
            <text:p><text:span text:style-name="T3">Y1</text:span></text:p>
          </draw:text-box>
        </draw:frame>
        <draw:frame draw:style-name="gr19" draw:text-style-name="P4" draw:layer="layout" svg:width="1.397cm" svg:height="0.725cm" svg:x="0.874cm" svg:y="6.696cm">
          <draw:text-box>
            <text:p><text:span text:style-name="T3">Y2</text:span></text:p>
          </draw:text-box>
        </draw:frame>
        <draw:frame draw:style-name="gr19" draw:text-style-name="P4" draw:layer="layout" svg:width="1.397cm" svg:height="0.725cm" svg:x="0.874cm" svg:y="4.596cm">
          <draw:text-box>
            <text:p><text:span text:style-name="T3">X2</text:span></text:p>
          </draw:text-box>
        </draw:frame>
        <draw:frame draw:style-name="gr19" draw:text-style-name="P4" draw:layer="layout" svg:width="1.397cm" svg:height="0.725cm" svg:x="0.874cm" svg:y="3.496cm">
          <draw:text-box>
            <text:p><text:span text:style-name="T3">X1</text:span></text:p>
          </draw:text-box>
        </draw:frame>
        <draw:line draw:style-name="gr8" draw:text-style-name="P1" draw:layer="layout" svg:x1="10.144cm" svg:y1="5.064cm" svg:x2="10.144cm" svg:y2="7.731cm">
          <text:p/>
        </draw:line>
        <draw:frame draw:style-name="gr19" draw:text-style-name="P4" draw:layer="layout" svg:width="1.905cm" svg:height="0.725cm" svg:x="10.144cm" svg:y="4.456cm">
          <draw:text-box>
            <text:p><text:span text:style-name="T3">Lamda</text:span></text:p>
          </draw:text-box>
        </draw:frame>
        <draw:line draw:style-name="gr8" draw:text-style-name="P1" draw:layer="layout" svg:x1="6.08cm" svg:y1="3.286cm" svg:x2="6.08cm" svg:y2="4.429cm">
          <text:p/>
        </draw:line>
        <draw:frame draw:style-name="gr19" draw:text-style-name="P4" draw:layer="layout" svg:width="1.397cm" svg:height="0.725cm" svg:x="25.257cm" svg:y="5.482cm">
          <draw:text-box>
            <text:p><text:span text:style-name="T3">X3</text:span></text:p>
          </draw:text-box>
        </draw:frame>
        <draw:line draw:style-name="gr1" draw:text-style-name="P1" draw:layer="layout" svg:x1="21.32cm" svg:y1="7.223cm" svg:x2="22.336cm" svg:y2="7.223cm">
          <text:p/>
        </draw:line>
        <draw:line draw:style-name="gr8" draw:text-style-name="P1" draw:layer="layout" svg:x1="21.32cm" svg:y1="7.223cm" svg:x2="21.32cm" svg:y2="8.366cm">
          <text:p/>
        </draw:line>
        <draw:frame draw:style-name="gr19" draw:text-style-name="P4" draw:layer="layout" svg:width="1.397cm" svg:height="0.725cm" svg:x="21.193cm" svg:y="7.858cm">
          <draw:text-box>
            <text:p><text:span text:style-name="T3">1</text:span></text:p>
          </draw:text-box>
        </draw:frame>
        <draw:line draw:style-name="gr1" draw:text-style-name="P1" draw:layer="layout" svg:x1="3.346cm" svg:y1="11.176cm" svg:x2="5.378cm" svg:y2="11.176cm">
          <text:p/>
        </draw:line>
        <draw:line draw:style-name="gr1" draw:text-style-name="P1" draw:layer="layout" svg:x1="3.346cm" svg:y1="12.319cm" svg:x2="5.378cm" svg:y2="12.319cm">
          <text:p/>
        </draw:line>
        <draw:frame draw:style-name="gr19" draw:text-style-name="P4" draw:layer="layout" svg:width="1.397cm" svg:height="0.725cm" svg:x="3.347cm" svg:y="12.232cm">
          <draw:text-box>
            <text:p><text:span text:style-name="T3">X3</text:span></text:p>
          </draw:text-box>
        </draw:frame>
        <draw:frame draw:style-name="gr19" draw:text-style-name="P4" draw:layer="layout" svg:width="1.397cm" svg:height="0.725cm" svg:x="3.347cm" svg:y="11.132cm">
          <draw:text-box>
            <text:p><text:span text:style-name="T3">X1</text:span></text:p>
          </draw:text-box>
        </draw:frame>
        <draw:custom-shape draw:style-name="gr4" draw:text-style-name="P1" draw:layer="layout" svg:width="2.54cm" svg:height="7.493cm" svg:x="17.851cm" svg:y="10.652cm">
          <text:p text:style-name="P1">AD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77cm" svg:y1="14.081cm" svg:x2="9.342cm" svg:y2="14.081cm">
          <text:p/>
        </draw:line>
        <draw:line draw:style-name="gr1" draw:text-style-name="P1" draw:layer="layout" svg:x1="8.961cm" svg:y1="15.732cm" svg:x2="13.533cm" svg:y2="15.732cm">
          <text:p/>
        </draw:line>
        <draw:line draw:style-name="gr1" draw:text-style-name="P1" draw:layer="layout" svg:x1="20.391cm" svg:y1="14.589cm" svg:x2="24.963cm" svg:y2="14.589cm">
          <text:p/>
        </draw:line>
        <draw:line draw:style-name="gr1" draw:text-style-name="P1" draw:layer="layout" svg:x1="10.144cm" svg:y1="5.064cm" svg:x2="14.716cm" svg:y2="5.064cm">
          <text:p/>
        </draw:line>
        <draw:line draw:style-name="gr1" draw:text-style-name="P1" draw:layer="layout" svg:x1="7.437cm" svg:y1="12.176cm" svg:x2="9.469cm" svg:y2="12.176cm">
          <text:p/>
        </draw:line>
        <draw:custom-shape draw:style-name="gr4" draw:text-style-name="P1" draw:layer="layout" svg:width="2.54cm" svg:height="2.667cm" svg:x="5.378cm" svg:y="10.668cm">
          <text:p text:style-name="P1">AD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01cm" svg:y1="12.684cm" svg:x2="13.533cm" svg:y2="12.684cm">
          <text:p/>
        </draw:line>
        <draw:custom-shape draw:style-name="gr4" draw:text-style-name="P9" draw:layer="layout" svg:width="2.54cm" svg:height="3.81cm" svg:x="9.342cm" svg:y="10.652cm">
          <text:p text:style-name="P1"><text:span text:style-name="T6">GF_MUL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19cm" svg:y1="13.7cm" svg:x2="17.851cm" svg:y2="13.7cm">
          <text:p/>
        </draw:line>
        <draw:custom-shape draw:style-name="gr4" draw:text-style-name="P1" draw:layer="layout" svg:width="2.54cm" svg:height="5.461cm" svg:x="13.533cm" svg:y="10.652cm">
          <text:p text:style-name="P1">ADD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397cm" svg:height="0.725cm" svg:x="8.961cm" svg:y="15.769cm">
          <draw:text-box>
            <text:p><text:span text:style-name="T3">X3</text:span></text:p>
          </draw:text-box>
        </draw:frame>
        <draw:frame draw:style-name="gr19" draw:text-style-name="P4" draw:layer="layout" svg:width="1.905cm" svg:height="0.725cm" svg:x="4.643cm" svg:y="14.081cm">
          <draw:text-box>
            <text:p><text:span text:style-name="T3">Lamda</text:span></text:p>
          </draw:text-box>
        </draw:frame>
        <draw:frame draw:style-name="gr19" draw:text-style-name="P4" draw:layer="layout" svg:width="1.397cm" svg:height="0.725cm" svg:x="13.152cm" svg:y="17.474cm">
          <draw:text-box>
            <text:p><text:span text:style-name="T3">Y1</text:span></text:p>
          </draw:text-box>
        </draw:frame>
        <draw:frame draw:style-name="gr19" draw:text-style-name="P4" draw:layer="layout" svg:width="1.397cm" svg:height="0.725cm" svg:x="21.534cm" svg:y="13.954cm">
          <draw:text-box>
            <text:p><text:span text:style-name="T3">Y3</text:span></text:p>
          </draw:text-box>
        </draw:frame>
      </draw:page>
      <draw:page draw:name="page6" draw:style-name="dp1" draw:master-page-name="Default">
        <draw:frame draw:style-name="gr19" draw:text-style-name="P4" draw:layer="layout" svg:width="3.556cm" svg:height="0.725cm" svg:x="2.016cm" svg:y="1.674cm">
          <draw:text-box>
            <text:p><text:span text:style-name="T3">GF_ADD</text:span></text:p>
          </draw:text-box>
        </draw:frame>
        <draw:frame draw:style-name="gr24" draw:text-style-name="P4" draw:layer="layout" svg:width="2.61cm" svg:height="1.208cm" svg:x="10.017cm" svg:y="7.285cm">
          <draw:text-box>
            <text:p><text:span text:style-name="T3">B</text:span></text:p>
          </draw:text-box>
        </draw:frame>
        <draw:frame draw:style-name="gr24" draw:text-style-name="P4" draw:layer="layout" svg:width="2.61cm" svg:height="1.208cm" svg:x="10.017cm" svg:y="6.118cm">
          <draw:text-box>
            <text:p><text:span text:style-name="T3">A</text:span></text:p>
          </draw:text-box>
        </draw:frame>
        <draw:frame draw:style-name="gr24" draw:text-style-name="P4" draw:layer="layout" svg:width="2.61cm" svg:height="1.208cm" svg:x="15.847cm" svg:y="6.758cm">
          <draw:text-box>
            <text:p><text:span text:style-name="T3">C</text:span></text:p>
          </draw:text-box>
        </draw:frame>
        <draw:g>
          <draw:line draw:style-name="gr11" draw:text-style-name="P1" draw:layer="layout" svg:x1="13.357cm" svg:y1="6.066cm" svg:x2="11.459cm" svg:y2="6.066cm">
            <text:p/>
          </draw:line>
          <draw:line draw:style-name="gr11" draw:text-style-name="P1" draw:layer="layout" svg:x1="13.357cm" svg:y1="8.183cm" svg:x2="11.459cm" svg:y2="8.183cm">
            <text:p/>
          </draw:line>
          <draw:line draw:style-name="gr8" draw:text-style-name="P1" draw:layer="layout" svg:x1="10.747cm" svg:y1="6.49cm" svg:x2="11.934cm" svg:y2="6.49cm">
            <text:p/>
          </draw:line>
          <draw:line draw:style-name="gr8" draw:text-style-name="P1" draw:layer="layout" svg:x1="10.747cm" svg:y1="7.76cm" svg:x2="11.934cm" svg:y2="7.76cm">
            <text:p/>
          </draw:line>
          <draw:ellipse draw:style-name="gr12" draw:text-style-name="P1" draw:layer="layout" svg:width="2.373cm" svg:height="2.117cm" svg:x="12.171cm" svg:y="6.066cm" draw:kind="arc" draw:start-angle="272.08" draw:end-angle="90.95">
            <text:p/>
          </draw:ellipse>
          <draw:ellipse draw:style-name="gr12" draw:text-style-name="P1" draw:layer="layout" svg:width="2.373cm" svg:height="2.117cm" svg:x="10.273cm" svg:y="6.066cm" draw:kind="arc" draw:start-angle="272.08" draw:end-angle="90.95">
            <text:p/>
          </draw:ellipse>
          <draw:ellipse draw:style-name="gr12" draw:text-style-name="P1" draw:layer="layout" svg:width="2.374cm" svg:height="1.693cm" svg:x="10.035cm" svg:y="6.278cm" draw:kind="arc" draw:start-angle="272.08" draw:end-angle="90.95">
            <text:p/>
          </draw:ellipse>
          <draw:line draw:style-name="gr8" draw:text-style-name="P1" draw:layer="layout" svg:x1="14.565cm" svg:y1="7.128cm" svg:x2="15.968cm" svg:y2="7.125cm">
            <text:p/>
          </draw:line>
        </draw:g>
      </draw:page>
      <draw:page draw:name="page7" draw:style-name="dp1" draw:master-page-name="Default">
        <draw:line draw:style-name="gr1" draw:text-style-name="P1" draw:layer="layout" svg:x1="1.516cm" svg:y1="4.256cm" svg:x2="3.421cm" svg:y2="4.256cm">
          <text:p/>
        </draw:line>
        <draw:line draw:style-name="gr1" draw:text-style-name="P1" draw:layer="layout" svg:x1="11.263cm" svg:y1="4.926cm" svg:x2="12.371cm" svg:y2="4.926cm">
          <text:p/>
        </draw:line>
        <draw:custom-shape draw:style-name="gr4" draw:text-style-name="P3" draw:layer="layout" svg:width="2.54cm" svg:height="1.27cm" draw:transform="rotate (1.57254165604689) translate (9.997cm 6.323cm)">
          <text:p text:style-name="P1"><text:span text:style-name="T2"><text:s/></text:span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9" draw:text-style-name="P4" draw:layer="layout" svg:width="0.624cm" svg:height="0.725cm" svg:x="10.004cm" svg:y="3.947cm">
          <draw:text-box>
            <text:p><text:span text:style-name="T3">1</text:span></text:p>
          </draw:text-box>
        </draw:frame>
        <draw:frame draw:style-name="gr19" draw:text-style-name="P4" draw:layer="layout" svg:width="0.889cm" svg:height="0.725cm" svg:x="9.966cm" svg:y="5.317cm">
          <draw:text-box>
            <text:p><text:span text:style-name="T3">0</text:span></text:p>
          </draw:text-box>
        </draw:frame>
        <draw:line draw:style-name="gr1" draw:text-style-name="P1" draw:layer="layout" svg:x1="7.961cm" svg:y1="4.318cm" svg:x2="9.993cm" svg:y2="4.318cm">
          <text:p/>
        </draw:line>
        <draw:line draw:style-name="gr1" draw:text-style-name="P1" draw:layer="layout" svg:x1="10.655cm" svg:y1="7.36cm" svg:x2="10.655cm" svg:y2="6.09cm">
          <text:p/>
        </draw:line>
        <draw:line draw:style-name="gr1" draw:text-style-name="P1" draw:layer="layout" svg:x1="14.97cm" svg:y1="11.414cm" svg:x2="19.288cm" svg:y2="11.428cm">
          <text:p/>
        </draw:line>
        <draw:line draw:style-name="gr1" draw:text-style-name="P1" draw:layer="layout" svg:x1="7.961cm" svg:y1="5.618cm" svg:x2="9.993cm" svg:y2="5.618cm">
          <text:p/>
        </draw:line>
        <draw:frame draw:style-name="gr19" draw:text-style-name="P4" draw:layer="layout" svg:width="1.905cm" svg:height="0.725cm" svg:x="7.338cm" svg:y="5.298cm">
          <draw:text-box>
            <text:p><text:span text:style-name="T3">0</text:span></text:p>
          </draw:text-box>
        </draw:frame>
        <draw:frame draw:style-name="gr19" draw:text-style-name="P4" draw:layer="layout" svg:width="1.905cm" svg:height="0.725cm" svg:x="10.779cm" svg:y="6.588cm">
          <draw:text-box>
            <text:p><text:span text:style-name="T3">B [ 0 ]</text:span></text:p>
          </draw:text-box>
        </draw:frame>
        <draw:frame draw:style-name="gr19" draw:text-style-name="P4" draw:layer="layout" svg:width="3.556cm" svg:height="0.725cm" svg:x="1.508cm" svg:y="1.537cm">
          <draw:text-box>
            <text:p><text:span text:style-name="T3">GF_MULT</text:span></text:p>
          </draw:text-box>
        </draw:frame>
        <draw:custom-shape draw:style-name="gr4" draw:text-style-name="P3" draw:layer="layout" svg:width="4.732cm" svg:height="3.311cm" svg:x="3.529cm" svg:y="2.134cm">
          <text:p text:style-name="P1"><text:span text:style-name="T2">For j in 0..i <text:s text:c="9"/></text:span></text:p>
          <text:p text:style-name="P1"><text:span text:style-name="T2">Shift by 1 <text:s text:c="4"/></text:span></text:p>
          <text:p text:style-name="P1"><text:span text:style-name="T2">If MSB set: <text:s/></text:span></text:p>
          <text:p text:style-name="P1"><text:span text:style-name="T2">Xor with p</text:span></text:p>
          <text:p text:style-name="P1"><text:span text:style-name="T2">(i is the bit position)</text:span></text:p>
          <text:p text:style-name="P1"><text:span text:style-name="T2">(i=0 in this case)</text:span>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905cm" svg:height="0.725cm" svg:x="1.327cm" svg:y="2.623cm">
          <draw:text-box>
            <text:p><text:span text:style-name="T3">A</text:span></text:p>
          </draw:text-box>
        </draw:frame>
        <draw:line draw:style-name="gr1" draw:text-style-name="P1" draw:layer="layout" svg:x1="1.516cm" svg:y1="8.657cm" svg:x2="3.421cm" svg:y2="8.657cm">
          <text:p/>
        </draw:line>
        <draw:line draw:style-name="gr1" draw:text-style-name="P1" draw:layer="layout" svg:x1="11.263cm" svg:y1="9.327cm" svg:x2="12.371cm" svg:y2="9.327cm">
          <text:p/>
        </draw:line>
        <draw:custom-shape draw:style-name="gr4" draw:text-style-name="P3" draw:layer="layout" svg:width="2.54cm" svg:height="1.27cm" draw:transform="rotate (1.57254165604689) translate (9.997cm 10.724cm)">
          <text:p text:style-name="P1"><text:span text:style-name="T2"><text:s/></text:span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9" draw:text-style-name="P4" draw:layer="layout" svg:width="0.624cm" svg:height="0.725cm" svg:x="10.004cm" svg:y="8.348cm">
          <draw:text-box>
            <text:p><text:span text:style-name="T3">1</text:span></text:p>
          </draw:text-box>
        </draw:frame>
        <draw:frame draw:style-name="gr19" draw:text-style-name="P4" draw:layer="layout" svg:width="0.889cm" svg:height="0.725cm" svg:x="9.966cm" svg:y="9.718cm">
          <draw:text-box>
            <text:p><text:span text:style-name="T3">0</text:span></text:p>
          </draw:text-box>
        </draw:frame>
        <draw:line draw:style-name="gr1" draw:text-style-name="P1" draw:layer="layout" svg:x1="7.961cm" svg:y1="8.719cm" svg:x2="9.993cm" svg:y2="8.719cm">
          <text:p/>
        </draw:line>
        <draw:line draw:style-name="gr1" draw:text-style-name="P1" draw:layer="layout" svg:x1="10.655cm" svg:y1="11.761cm" svg:x2="10.655cm" svg:y2="10.491cm">
          <text:p/>
        </draw:line>
        <draw:line draw:style-name="gr1" draw:text-style-name="P1" draw:layer="layout" svg:x1="7.961cm" svg:y1="10.019cm" svg:x2="9.993cm" svg:y2="10.019cm">
          <text:p/>
        </draw:line>
        <draw:frame draw:style-name="gr19" draw:text-style-name="P4" draw:layer="layout" svg:width="1.905cm" svg:height="0.725cm" svg:x="7.338cm" svg:y="9.699cm">
          <draw:text-box>
            <text:p><text:span text:style-name="T3">0</text:span></text:p>
          </draw:text-box>
        </draw:frame>
        <draw:frame draw:style-name="gr19" draw:text-style-name="P4" draw:layer="layout" svg:width="1.905cm" svg:height="0.725cm" svg:x="10.177cm" svg:y="11.761cm">
          <draw:text-box>
            <text:p><text:span text:style-name="T3">B [ 1 ]</text:span></text:p>
          </draw:text-box>
        </draw:frame>
        <draw:custom-shape draw:style-name="gr4" draw:text-style-name="P3" draw:layer="layout" svg:width="4.732cm" svg:height="3.228cm" svg:x="3.529cm" svg:y="6.535cm">
          <text:p text:style-name="P1"><text:span text:style-name="T2">For j in 0..i <text:s text:c="9"/></text:span></text:p>
          <text:p text:style-name="P1"><text:span text:style-name="T2">Shift by 1 <text:s text:c="4"/></text:span></text:p>
          <text:p text:style-name="P1"><text:span text:style-name="T2">If MSB set: <text:s/></text:span></text:p>
          <text:p text:style-name="P1"><text:span text:style-name="T2">Xor with p</text:span></text:p>
          <text:p text:style-name="P1"><text:span text:style-name="T2">(i is the bit position)</text:span></text:p>
          <text:p text:style-name="P1"><text:span text:style-name="T2">(i=1 in this case)</text:span>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905cm" svg:height="0.725cm" svg:x="1.327cm" svg:y="7.024cm">
          <draw:text-box>
            <text:p><text:span text:style-name="T3">A</text:span></text:p>
          </draw:text-box>
        </draw:frame>
        <draw:line draw:style-name="gr1" draw:text-style-name="P1" draw:layer="layout" svg:x1="1.716cm" svg:y1="16.858cm" svg:x2="3.621cm" svg:y2="16.858cm">
          <text:p/>
        </draw:line>
        <draw:line draw:style-name="gr1" draw:text-style-name="P1" draw:layer="layout" svg:x1="11.463cm" svg:y1="17.528cm" svg:x2="12.571cm" svg:y2="17.528cm">
          <text:p/>
        </draw:line>
        <draw:custom-shape draw:style-name="gr4" draw:text-style-name="P3" draw:layer="layout" svg:width="2.54cm" svg:height="1.27cm" draw:transform="rotate (1.57254165604689) translate (10.197cm 18.925cm)">
          <text:p text:style-name="P1"><text:span text:style-name="T2"><text:s/></text:span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9" draw:text-style-name="P4" draw:layer="layout" svg:width="0.624cm" svg:height="0.725cm" svg:x="10.204cm" svg:y="16.549cm">
          <draw:text-box>
            <text:p><text:span text:style-name="T3">1</text:span></text:p>
          </draw:text-box>
        </draw:frame>
        <draw:frame draw:style-name="gr19" draw:text-style-name="P4" draw:layer="layout" svg:width="0.889cm" svg:height="0.725cm" svg:x="10.166cm" svg:y="17.919cm">
          <draw:text-box>
            <text:p><text:span text:style-name="T3">0</text:span></text:p>
          </draw:text-box>
        </draw:frame>
        <draw:line draw:style-name="gr1" draw:text-style-name="P1" draw:layer="layout" svg:x1="8.161cm" svg:y1="16.92cm" svg:x2="10.193cm" svg:y2="16.92cm">
          <text:p/>
        </draw:line>
        <draw:line draw:style-name="gr1" draw:text-style-name="P1" draw:layer="layout" svg:x1="10.855cm" svg:y1="19.962cm" svg:x2="10.855cm" svg:y2="18.692cm">
          <text:p/>
        </draw:line>
        <draw:line draw:style-name="gr1" draw:text-style-name="P1" draw:layer="layout" svg:x1="8.161cm" svg:y1="18.22cm" svg:x2="10.193cm" svg:y2="18.22cm">
          <text:p/>
        </draw:line>
        <draw:frame draw:style-name="gr19" draw:text-style-name="P4" draw:layer="layout" svg:width="1.905cm" svg:height="0.725cm" svg:x="7.538cm" svg:y="17.9cm">
          <draw:text-box>
            <text:p><text:span text:style-name="T3">0</text:span></text:p>
          </draw:text-box>
        </draw:frame>
        <draw:frame draw:style-name="gr19" draw:text-style-name="P4" draw:layer="layout" svg:width="1.905cm" svg:height="0.725cm" svg:x="10.377cm" svg:y="19.962cm">
          <draw:text-box>
            <text:p><text:span text:style-name="T3">B [ n ]</text:span></text:p>
          </draw:text-box>
        </draw:frame>
        <draw:custom-shape draw:style-name="gr4" draw:text-style-name="P3" draw:layer="layout" svg:width="4.732cm" svg:height="3.282cm" svg:x="3.729cm" svg:y="14.736cm">
          <text:p text:style-name="P1"><text:span text:style-name="T2">For j in 0..i <text:s text:c="9"/></text:span></text:p>
          <text:p text:style-name="P1"><text:span text:style-name="T2">Shift by 1 <text:s text:c="4"/></text:span></text:p>
          <text:p text:style-name="P1"><text:span text:style-name="T2">If MSB set: <text:s/></text:span></text:p>
          <text:p text:style-name="P1"><text:span text:style-name="T2">Xor with p</text:span></text:p>
          <text:p text:style-name="P1"><text:span text:style-name="T2">(i is the bit position)</text:span></text:p>
          <text:p text:style-name="P1"><text:span text:style-name="T2">(i=n in this case)</text:span>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905cm" svg:height="0.725cm" svg:x="2.027cm" svg:y="16.025cm">
          <draw:text-box>
            <text:p><text:span text:style-name="T3">A</text:span></text:p>
          </draw:text-box>
        </draw:frame>
        <draw:line draw:style-name="gr1" draw:text-style-name="P1" draw:layer="layout" svg:x1="11.322cm" svg:y1="12.938cm" svg:x2="12.43cm" svg:y2="12.938cm">
          <text:p/>
        </draw:line>
        <draw:line draw:style-name="gr1" draw:text-style-name="P1" draw:layer="layout" svg:x1="11.322cm" svg:y1="13.338cm" svg:x2="12.43cm" svg:y2="13.338cm">
          <text:p/>
        </draw:line>
        <draw:line draw:style-name="gr1" draw:text-style-name="P1" draw:layer="layout" svg:x1="11.322cm" svg:y1="15.138cm" svg:x2="12.43cm" svg:y2="15.138cm">
          <text:p/>
        </draw:line>
        <draw:line draw:style-name="gr1" draw:text-style-name="P1" draw:layer="layout" svg:x1="11.322cm" svg:y1="15.538cm" svg:x2="12.43cm" svg:y2="15.538cm">
          <text:p/>
        </draw:line>
        <draw:frame draw:style-name="gr25" draw:text-style-name="P10" draw:layer="layout" svg:width="1.905cm" svg:height="3.125cm" svg:x="11.506cm" svg:y="11.546cm">
          <draw:text-box>
            <text:p><text:span text:style-name="T7">.</text:span></text:p>
          </draw:text-box>
        </draw:frame>
        <draw:frame draw:style-name="gr25" draw:text-style-name="P10" draw:layer="layout" svg:width="1.905cm" svg:height="3.125cm" svg:x="11.507cm" svg:y="12.247cm">
          <draw:text-box>
            <text:p><text:span text:style-name="T7">.</text:span></text:p>
          </draw:text-box>
        </draw:frame>
        <draw:custom-shape draw:style-name="gr4" draw:text-style-name="P8" draw:layer="layout" svg:width="2.54cm" svg:height="15.367cm" svg:x="12.43cm" svg:y="4.175cm">
          <text:p text:style-name="P1"><text:span text:style-name="T5">Chains</text:span></text:p>
          <text:p text:style-name="P1"><text:span text:style-name="T5">Of </text:span></text:p>
          <text:p text:style-name="P1"><text:span text:style-name="T5">Xor</text:span></text:p>
          <text:p text:style-name="P1"><text:span text:style-name="T5">gates</text:span>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413cm" svg:height="0.725cm" svg:x="15.451cm" svg:y="10.268cm">
          <draw:text-box>
            <text:p><text:span text:style-name="T3"><text:s/></text:span><text:span text:style-name="T3">Product</text:span></text:p>
          </draw:text-box>
        </draw:frame>
        <draw:frame draw:style-name="gr19" draw:text-style-name="P11" draw:layer="layout" svg:width="4.064cm" svg:height="1.673cm" svg:x="21.066cm" svg:y="1.325cm">
          <draw:text-box>
            <text:p><text:span text:style-name="T8">n=162 for our case</text:span></text:p>
          </draw:text-box>
        </draw:frame>
      </draw:page>
      <draw:page draw:name="page8" draw:style-name="dp1" draw:master-page-name="Default">
        <draw:frame draw:style-name="gr19" draw:text-style-name="P4" draw:layer="layout" svg:width="3.556cm" svg:height="0.725cm" svg:x="2.016cm" svg:y="1.672cm">
          <draw:text-box>
            <text:p text:style-name="P6"><text:span text:style-name="T3">GF_DIVISION</text:span></text:p>
          </draw:text-box>
        </draw:frame>
        <draw:g>
          <draw:custom-shape draw:style-name="gr4" draw:text-style-name="P9" draw:layer="layout" svg:width="1.27cm" svg:height="2.54cm" svg:x="13.193cm" svg:y="8.366cm">
            <text:p text:style-name="P1"><text:span text:style-name="T6">REG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13.021cm" svg:y="8.53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13.783cm" svg:y="8.53cm">
            <draw:text-box>
              <text:p><text:span text:style-name="T3">Q</text:span></text:p>
            </draw:text-box>
          </draw:frame>
          <draw:line draw:style-name="gr2" draw:text-style-name="P1" draw:layer="layout" svg:x1="13.193cm" svg:y1="10.271cm" svg:x2="13.32cm" svg:y2="10.398cm">
            <text:p/>
          </draw:line>
          <draw:line draw:style-name="gr2" draw:text-style-name="P1" draw:layer="layout" svg:x1="13.193cm" svg:y1="10.525cm" svg:x2="13.32cm" svg:y2="10.398cm">
            <text:p/>
          </draw:line>
          <draw:line draw:style-name="gr2" draw:text-style-name="P1" draw:layer="layout" svg:x1="12.431cm" svg:y1="10.398cm" svg:x2="13.193cm" svg:y2="10.398cm">
            <text:p/>
          </draw:line>
          <draw:line draw:style-name="gr5" draw:text-style-name="P1" draw:layer="layout" svg:x1="13.066cm" svg:y1="10.652cm" svg:x2="13.066cm" svg:y2="10.017cm">
            <text:p/>
          </draw:line>
          <draw:frame draw:style-name="gr6" draw:text-style-name="P4" draw:layer="layout" svg:width="1.112cm" svg:height="0.762cm" svg:x="11.853cm" svg:y="9.636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3.44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574cm" svg:y1="11.16cm" svg:x2="13.574cm" svg:y2="11.414cm">
            <text:p/>
          </draw:line>
          <draw:frame draw:style-name="gr6" draw:text-style-name="P4" draw:layer="layout" svg:width="1.374cm" svg:height="0.762cm" svg:x="13.47cm" svg:y="10.906cm">
            <draw:text-box>
              <text:p><text:span text:style-name="T3">nRst</text:span></text:p>
            </draw:text-box>
          </draw:frame>
        </draw:g>
        <draw:line draw:style-name="gr1" draw:text-style-name="P1" draw:layer="layout" svg:x1="8.113cm" svg:y1="8.874cm" svg:x2="13.193cm" svg:y2="8.874cm">
          <text:p/>
        </draw:line>
        <draw:line draw:style-name="gr1" draw:text-style-name="P1" draw:layer="layout" svg:x1="14.463cm" svg:y1="8.874cm" svg:x2="17.384cm" svg:y2="8.874cm">
          <text:p/>
        </draw:line>
        <draw:line draw:style-name="gr1" draw:text-style-name="P1" draw:layer="layout" svg:x1="23.319cm" svg:y1="9.128cm" svg:x2="26.24cm" svg:y2="9.128cm">
          <text:p/>
        </draw:line>
        <draw:line draw:style-name="gr1" draw:text-style-name="P1" draw:layer="layout" svg:x1="2.222cm" svg:y1="8.374cm" svg:x2="5.143cm" svg:y2="8.374cm">
          <text:p/>
        </draw:line>
        <draw:line draw:style-name="gr1" draw:text-style-name="P1" draw:layer="layout" svg:x1="18.159cm" svg:y1="6.534cm" svg:x2="18.159cm" svg:y2="8.439cm">
          <text:p/>
        </draw:line>
        <draw:line draw:style-name="gr8" draw:text-style-name="P1" draw:layer="layout" svg:x1="15.86cm" svg:y1="6.334cm" svg:x2="8.113cm" svg:y2="6.334cm">
          <text:p/>
        </draw:line>
        <draw:line draw:style-name="gr8" draw:text-style-name="P1" draw:layer="layout" svg:x1="15.986cm" svg:y1="9.636cm" svg:x2="15.986cm" svg:y2="13.446cm">
          <text:p/>
        </draw:line>
        <draw:frame draw:style-name="gr19" draw:text-style-name="P4" draw:layer="layout" svg:width="1.778cm" svg:height="0.725cm" svg:x="14.463cm" svg:y="8.239cm">
          <draw:text-box>
            <text:p text:style-name="P6"><text:span text:style-name="T3">count</text:span></text:p>
          </draw:text-box>
        </draw:frame>
        <draw:frame draw:style-name="gr19" draw:text-style-name="P4" draw:layer="layout" svg:width="1.778cm" svg:height="0.725cm" svg:x="10.145cm" svg:y="5.736cm">
          <draw:text-box>
            <text:p text:style-name="P6"><text:span text:style-name="T3">count</text:span></text:p>
          </draw:text-box>
        </draw:frame>
        <draw:frame draw:style-name="gr19" draw:text-style-name="P4" draw:layer="layout" svg:width="2.54cm" svg:height="0.725cm" svg:x="9.764cm" svg:y="8.276cm">
          <draw:text-box>
            <text:p text:style-name="P6"><text:span text:style-name="T3">nxt_count</text:span></text:p>
          </draw:text-box>
        </draw:frame>
        <draw:frame draw:style-name="gr19" draw:text-style-name="P4" draw:layer="layout" svg:width="1.778cm" svg:height="0.725cm" svg:x="2.276cm" svg:y="7.839cm">
          <draw:text-box>
            <text:p text:style-name="P6"><text:span text:style-name="T3">clear</text:span></text:p>
          </draw:text-box>
        </draw:frame>
        <draw:frame draw:style-name="gr19" draw:text-style-name="P4" draw:layer="layout" svg:width="2.54cm" svg:height="0.725cm" svg:x="23.446cm" svg:y="8.366cm">
          <draw:text-box>
            <text:p text:style-name="P6"><text:span text:style-name="T3">Q</text:span></text:p>
          </draw:text-box>
        </draw:frame>
        <draw:line draw:style-name="gr1" draw:text-style-name="P1" draw:layer="layout" svg:x1="19.159cm" svg:y1="6.535cm" svg:x2="19.159cm" svg:y2="8.44cm">
          <text:p/>
        </draw:line>
        <draw:line draw:style-name="gr1" draw:text-style-name="P1" draw:layer="layout" svg:x1="8.112cm" svg:y1="6.334cm" svg:x2="8.159cm" svg:y2="7.64cm">
          <text:p/>
        </draw:line>
        <draw:frame draw:style-name="gr19" draw:text-style-name="P4" draw:layer="layout" svg:width="0.762cm" svg:height="0.725cm" svg:x="17.764cm" svg:y="5.826cm">
          <draw:text-box>
            <text:p text:style-name="P6"><text:span text:style-name="T3">A</text:span></text:p>
          </draw:text-box>
        </draw:frame>
        <draw:frame draw:style-name="gr19" draw:text-style-name="P4" draw:layer="layout" svg:width="0.762cm" svg:height="0.725cm" svg:x="18.764cm" svg:y="5.827cm">
          <draw:text-box>
            <text:p text:style-name="P6"><text:span text:style-name="T3">B</text:span></text:p>
          </draw:text-box>
        </draw:frame>
        <draw:frame draw:style-name="gr19" draw:text-style-name="P4" draw:layer="layout" svg:width="2.54cm" svg:height="0.725cm" svg:x="9.764cm" svg:y="8.977cm">
          <draw:text-box>
            <text:p text:style-name="P6"><text:span text:style-name="T3">nxt_D</text:span></text:p>
          </draw:text-box>
        </draw:frame>
        <draw:line draw:style-name="gr1" draw:text-style-name="P1" draw:layer="layout" svg:x1="8.113cm" svg:y1="9.574cm" svg:x2="13.193cm" svg:y2="9.574cm">
          <text:p/>
        </draw:line>
        <draw:frame draw:style-name="gr19" draw:text-style-name="P4" draw:layer="layout" svg:width="1.778cm" svg:height="0.725cm" svg:x="14.463cm" svg:y="8.94cm">
          <draw:text-box>
            <text:p text:style-name="P6"><text:span text:style-name="T3">D</text:span></text:p>
          </draw:text-box>
        </draw:frame>
        <draw:line draw:style-name="gr1" draw:text-style-name="P1" draw:layer="layout" svg:x1="14.464cm" svg:y1="9.574cm" svg:x2="17.385cm" svg:y2="9.574cm">
          <text:p/>
        </draw:line>
        <draw:line draw:style-name="gr8" draw:text-style-name="P1" draw:layer="layout" svg:x1="15.959cm" svg:y1="13.349cm" svg:x2="8.085cm" svg:y2="13.349cm">
          <text:p/>
        </draw:line>
        <draw:line draw:style-name="gr8" draw:text-style-name="P1" draw:layer="layout" svg:x1="16.113cm" svg:y1="6.334cm" svg:x2="8.114cm" svg:y2="6.334cm">
          <text:p/>
        </draw:line>
        <draw:line draw:style-name="gr1" draw:text-style-name="P1" draw:layer="layout" svg:x1="8.085cm" svg:y1="13.349cm" svg:x2="8.085cm" svg:y2="11.825cm">
          <text:p/>
        </draw:line>
        <draw:line draw:style-name="gr8" draw:text-style-name="P1" draw:layer="layout" svg:x1="16.113cm" svg:y1="6.334cm" svg:x2="16.113cm" svg:y2="8.874cm">
          <text:p/>
        </draw:line>
        <draw:custom-shape draw:style-name="gr20" draw:text-style-name="P13" draw:layer="Layout" svg:width="5.841cm" svg:height="5.08cm" svg:x="17.385cm" svg:y="8.366cm">
          <text:p text:style-name="P12"><text:span text:style-name="T5"/></text:p>
          <text:p text:style-name="P12"><text:span text:style-name="T5">Q = AxDxD mod p</text:span></text:p>
          <text:p text:style-name="P12"><text:span text:style-name="T5">If not done</text:span></text:p>
          <text:p text:style-name="P12"><text:span text:style-name="T5"><text:s text:c="2"/></text:span><text:span text:style-name="T5">if(m-2 == count)</text:span></text:p>
          <text:p text:style-name="P12"><text:span text:style-name="T5"><text:s text:c="4"/></text:span><text:span text:style-name="T5">Done = 1</text:span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225cm" svg:y1="11.922cm" svg:x2="26.146cm" svg:y2="11.922cm">
          <text:p/>
        </draw:line>
        <draw:frame draw:style-name="gr19" draw:text-style-name="P4" draw:layer="layout" svg:width="2.54cm" svg:height="0.725cm" svg:x="23.352cm" svg:y="11.16cm">
          <draw:text-box>
            <text:p text:style-name="P6"><text:span text:style-name="T3">Done</text:span></text:p>
          </draw:text-box>
        </draw:frame>
        <draw:frame draw:style-name="gr19" draw:text-style-name="P11" draw:layer="layout" svg:width="4.064cm" svg:height="1.673cm" svg:x="21.066cm" svg:y="1.326cm">
          <draw:text-box>
            <text:p text:style-name="P14"><text:span text:style-name="T8">n=162 for our case</text:span></text:p>
          </draw:text-box>
        </draw:frame>
        <draw:custom-shape draw:style-name="gr4" draw:text-style-name="P3" draw:layer="layout" svg:width="3.296cm" svg:height="4.33cm" svg:x="5.212cm" svg:y="7.592cm">
          <text:p text:style-name="P1"><text:span text:style-name="T2">Out1 = </text:span></text:p>
          <text:p text:style-name="P1"><text:span text:style-name="T2">GF_Mult(D, D)</text:span></text:p>
          <text:p text:style-name="P1"><text:span text:style-name="T2">nxt_D = </text:span></text:p>
          <text:p text:style-name="P1"><text:span text:style-name="T2">GF_Mult</text:span></text:p>
          <text:p text:style-name="P1"><text:span text:style-name="T2">(B,Out1)</text:span></text:p>
          <text:p text:style-name="P1"><text:span text:style-name="T2">Increment</text:span></text:p>
          <text:p text:style-name="P1"><text:span text:style-name="T2">And check</text:span></text:p>
          <text:p text:style-name="P1"><text:span text:style-name="T2">count 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92cm" svg:y1="9.582cm" svg:x2="5.213cm" svg:y2="9.582cm">
          <text:p/>
        </draw:line>
        <draw:frame draw:style-name="gr19" draw:text-style-name="P4" draw:layer="layout" svg:width="1.778cm" svg:height="0.725cm" svg:x="2.546cm" svg:y="8.947cm">
          <draw:text-box>
            <text:p><text:span text:style-name="T3">B</text:span></text:p>
          </draw:text-box>
        </draw:frame>
      </draw:page>
      <draw:page draw:name="page9" draw:style-name="dp1" draw:master-page-name="Default">
        <draw:frame draw:style-name="gr19" draw:text-style-name="P4" draw:layer="layout" svg:width="3.556cm" svg:height="0.725cm" svg:x="2.016cm" svg:y="1.672cm">
          <draw:text-box>
            <text:p><text:span text:style-name="T3">GF_DIVISION</text:span></text:p>
          </draw:text-box>
        </draw:frame>
        <draw:g>
          <draw:custom-shape draw:style-name="gr4" draw:text-style-name="P9" draw:layer="layout" svg:width="1.27cm" svg:height="2.54cm" svg:x="13.193cm" svg:y="8.366cm">
            <text:p text:style-name="P1"><text:span text:style-name="T6">REG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13.021cm" svg:y="8.53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13.783cm" svg:y="8.53cm">
            <draw:text-box>
              <text:p><text:span text:style-name="T3">Q</text:span></text:p>
            </draw:text-box>
          </draw:frame>
          <draw:line draw:style-name="gr2" draw:text-style-name="P1" draw:layer="layout" svg:x1="13.193cm" svg:y1="10.271cm" svg:x2="13.32cm" svg:y2="10.398cm">
            <text:p/>
          </draw:line>
          <draw:line draw:style-name="gr2" draw:text-style-name="P1" draw:layer="layout" svg:x1="13.193cm" svg:y1="10.525cm" svg:x2="13.32cm" svg:y2="10.398cm">
            <text:p/>
          </draw:line>
          <draw:line draw:style-name="gr2" draw:text-style-name="P1" draw:layer="layout" svg:x1="12.431cm" svg:y1="10.398cm" svg:x2="13.193cm" svg:y2="10.398cm">
            <text:p/>
          </draw:line>
          <draw:line draw:style-name="gr5" draw:text-style-name="P1" draw:layer="layout" svg:x1="13.066cm" svg:y1="10.652cm" svg:x2="13.066cm" svg:y2="10.017cm">
            <text:p/>
          </draw:line>
          <draw:frame draw:style-name="gr6" draw:text-style-name="P4" draw:layer="layout" svg:width="1.112cm" svg:height="0.762cm" svg:x="11.853cm" svg:y="9.636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3.44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574cm" svg:y1="11.16cm" svg:x2="13.574cm" svg:y2="11.414cm">
            <text:p/>
          </draw:line>
          <draw:frame draw:style-name="gr6" draw:text-style-name="P4" draw:layer="layout" svg:width="1.374cm" svg:height="0.762cm" svg:x="13.47cm" svg:y="10.906cm">
            <draw:text-box>
              <text:p><text:span text:style-name="T3">nRst</text:span></text:p>
            </draw:text-box>
          </draw:frame>
        </draw:g>
        <draw:line draw:style-name="gr1" draw:text-style-name="P1" draw:layer="layout" svg:x1="8.113cm" svg:y1="8.874cm" svg:x2="13.193cm" svg:y2="8.874cm">
          <text:p/>
        </draw:line>
        <draw:line draw:style-name="gr1" draw:text-style-name="P1" draw:layer="layout" svg:x1="14.463cm" svg:y1="8.874cm" svg:x2="17.384cm" svg:y2="8.874cm">
          <text:p/>
        </draw:line>
        <draw:line draw:style-name="gr1" draw:text-style-name="P1" draw:layer="layout" svg:x1="23.319cm" svg:y1="9.128cm" svg:x2="26.24cm" svg:y2="9.128cm">
          <text:p/>
        </draw:line>
        <draw:line draw:style-name="gr1" draw:text-style-name="P1" draw:layer="layout" svg:x1="3.922cm" svg:y1="8.874cm" svg:x2="6.843cm" svg:y2="8.874cm">
          <text:p/>
        </draw:line>
        <draw:line draw:style-name="gr1" draw:text-style-name="P1" draw:layer="layout" svg:x1="18.159cm" svg:y1="6.534cm" svg:x2="18.159cm" svg:y2="8.439cm">
          <text:p/>
        </draw:line>
        <draw:line draw:style-name="gr8" draw:text-style-name="P1" draw:layer="layout" svg:x1="15.86cm" svg:y1="6.334cm" svg:x2="8.113cm" svg:y2="6.334cm">
          <text:p/>
        </draw:line>
        <draw:line draw:style-name="gr8" draw:text-style-name="P1" draw:layer="layout" svg:x1="10.398cm" svg:y1="9.509cm" svg:x2="10.398cm" svg:y2="12.049cm">
          <text:p/>
        </draw:line>
        <draw:frame draw:style-name="gr19" draw:text-style-name="P4" draw:layer="layout" svg:width="1.778cm" svg:height="0.725cm" svg:x="14.463cm" svg:y="8.239cm">
          <draw:text-box>
            <text:p><text:span text:style-name="T3">count</text:span></text:p>
          </draw:text-box>
        </draw:frame>
        <draw:frame draw:style-name="gr19" draw:text-style-name="P4" draw:layer="layout" svg:width="1.778cm" svg:height="0.725cm" svg:x="10.145cm" svg:y="5.736cm">
          <draw:text-box>
            <text:p><text:span text:style-name="T3">count</text:span></text:p>
          </draw:text-box>
        </draw:frame>
        <draw:frame draw:style-name="gr19" draw:text-style-name="P4" draw:layer="layout" svg:width="2.54cm" svg:height="0.725cm" svg:x="9.764cm" svg:y="8.276cm">
          <draw:text-box>
            <text:p><text:span text:style-name="T3">nxt_count</text:span></text:p>
          </draw:text-box>
        </draw:frame>
        <draw:frame draw:style-name="gr19" draw:text-style-name="P4" draw:layer="layout" svg:width="1.778cm" svg:height="0.725cm" svg:x="4.176cm" svg:y="8.239cm">
          <draw:text-box>
            <text:p><text:span text:style-name="T3">clear</text:span></text:p>
          </draw:text-box>
        </draw:frame>
        <draw:frame draw:style-name="gr19" draw:text-style-name="P4" draw:layer="layout" svg:width="2.54cm" svg:height="0.725cm" svg:x="23.446cm" svg:y="8.366cm">
          <draw:text-box>
            <text:p><text:span text:style-name="T3">D</text:span></text:p>
          </draw:text-box>
        </draw:frame>
        <draw:line draw:style-name="gr1" draw:text-style-name="P1" draw:layer="layout" svg:x1="19.159cm" svg:y1="6.535cm" svg:x2="19.159cm" svg:y2="8.44cm">
          <text:p/>
        </draw:line>
        <draw:line draw:style-name="gr1" draw:text-style-name="P1" draw:layer="layout" svg:x1="8.159cm" svg:y1="6.335cm" svg:x2="8.159cm" svg:y2="8.24cm">
          <text:p/>
        </draw:line>
        <draw:frame draw:style-name="gr19" draw:text-style-name="P4" draw:layer="layout" svg:width="0.762cm" svg:height="0.725cm" svg:x="17.764cm" svg:y="5.826cm">
          <draw:text-box>
            <text:p><text:span text:style-name="T3">A</text:span></text:p>
          </draw:text-box>
        </draw:frame>
        <draw:frame draw:style-name="gr19" draw:text-style-name="P4" draw:layer="layout" svg:width="0.762cm" svg:height="0.725cm" svg:x="18.764cm" svg:y="5.827cm">
          <draw:text-box>
            <text:p><text:span text:style-name="T3">B</text:span></text:p>
          </draw:text-box>
        </draw:frame>
        <draw:line draw:style-name="gr1" draw:text-style-name="P1" draw:layer="layout" svg:x1="7.491cm" svg:y1="6.407cm" svg:x2="7.491cm" svg:y2="8.312cm">
          <text:p/>
        </draw:line>
        <draw:frame draw:style-name="gr19" draw:text-style-name="P4" draw:layer="layout" svg:width="0.762cm" svg:height="0.725cm" svg:x="7.096cm" svg:y="5.699cm">
          <draw:text-box>
            <text:p><text:span text:style-name="T3">B</text:span></text:p>
          </draw:text-box>
        </draw:frame>
        <draw:frame draw:style-name="gr19" draw:text-style-name="P4" draw:layer="layout" svg:width="2.54cm" svg:height="0.725cm" svg:x="9.764cm" svg:y="8.977cm">
          <draw:text-box>
            <text:p><text:span text:style-name="T3">nxt_D</text:span></text:p>
          </draw:text-box>
        </draw:frame>
        <draw:line draw:style-name="gr1" draw:text-style-name="P1" draw:layer="layout" svg:x1="8.113cm" svg:y1="9.574cm" svg:x2="13.193cm" svg:y2="9.574cm">
          <text:p/>
        </draw:line>
        <draw:frame draw:style-name="gr19" draw:text-style-name="P4" draw:layer="layout" svg:width="1.778cm" svg:height="0.725cm" svg:x="14.463cm" svg:y="8.94cm">
          <draw:text-box>
            <text:p><text:span text:style-name="T3">D</text:span></text:p>
          </draw:text-box>
        </draw:frame>
        <draw:line draw:style-name="gr1" draw:text-style-name="P1" draw:layer="layout" svg:x1="14.464cm" svg:y1="9.574cm" svg:x2="17.385cm" svg:y2="9.574cm">
          <text:p/>
        </draw:line>
        <draw:custom-shape draw:style-name="gr4" draw:text-style-name="P3" draw:layer="layout" svg:width="2.54cm" svg:height="2.667cm" svg:x="6.843cm" svg:y="8.239cm">
          <text:p text:style-name="P1"><text:span text:style-name="T2">nxt_count</text:span></text:p>
          <text:p text:style-name="P1"><text:span text:style-name="T2">Clear</text:span></text:p>
          <text:p text:style-name="P1"><text:span text:style-name="T2">nxt_D==B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398cm" svg:y1="12.049cm" svg:x2="7.985cm" svg:y2="12.049cm">
          <text:p/>
        </draw:line>
        <draw:line draw:style-name="gr8" draw:text-style-name="P1" draw:layer="layout" svg:x1="16.113cm" svg:y1="6.334cm" svg:x2="8.114cm" svg:y2="6.334cm">
          <text:p/>
        </draw:line>
        <draw:line draw:style-name="gr1" draw:text-style-name="P1" draw:layer="layout" svg:x1="7.985cm" svg:y1="12.049cm" svg:x2="7.985cm" svg:y2="10.906cm">
          <text:p/>
        </draw:line>
        <draw:line draw:style-name="gr8" draw:text-style-name="P1" draw:layer="layout" svg:x1="16.113cm" svg:y1="6.334cm" svg:x2="16.113cm" svg:y2="8.874cm">
          <text:p/>
        </draw:line>
        <draw:custom-shape draw:style-name="gr4" draw:text-style-name="P13" draw:layer="layout" svg:width="5.841cm" svg:height="5.08cm" svg:x="17.385cm" svg:y="8.366cm">
          <text:p text:style-name="P15"><text:span text:style-name="T5">If not done</text:span></text:p>
          <text:p text:style-name="P15"><text:span text:style-name="T5"><text:s text:c="2"/></text:span><text:span text:style-name="T5">if(m-2 == count)</text:span></text:p>
          <text:p text:style-name="P15"><text:span text:style-name="T5"><text:s text:c="4"/></text:span><text:span text:style-name="T5">Done = 1</text:span></text:p>
          <text:p text:style-name="P15"><text:span text:style-name="T5"><text:s text:c="4"/></text:span><text:span text:style-name="T5">D = AxD</text:span></text:p>
          <text:p text:style-name="P15"><text:span text:style-name="T5"><text:s text:c="2"/></text:span><text:span text:style-name="T5">Else</text:span></text:p>
          <text:p text:style-name="P15"><text:span text:style-name="T5"><text:s text:c="4"/></text:span><text:span text:style-name="T5">D=(BxD^2) mod p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225cm" svg:y1="11.922cm" svg:x2="26.146cm" svg:y2="11.922cm">
          <text:p/>
        </draw:line>
        <draw:frame draw:style-name="gr19" draw:text-style-name="P4" draw:layer="layout" svg:width="2.54cm" svg:height="0.725cm" svg:x="23.352cm" svg:y="11.16cm">
          <draw:text-box>
            <text:p><text:span text:style-name="T3">Done</text:span></text:p>
          </draw:text-box>
        </draw:frame>
        <draw:frame draw:style-name="gr19" draw:text-style-name="P11" draw:layer="layout" svg:width="4.064cm" svg:height="1.673cm" svg:x="21.066cm" svg:y="1.326cm">
          <draw:text-box>
            <text:p><text:span text:style-name="T8">n=162 for our case</text:span></text:p>
          </draw:text-box>
        </draw:frame>
      </draw:page>
      <draw:page draw:name="page10" draw:style-name="dp1" draw:master-page-name="Default">
        <draw:frame draw:style-name="gr19" draw:text-style-name="P4" draw:layer="layout" svg:width="3.556cm" svg:height="0.725cm" svg:x="2.016cm" svg:y="1.674cm">
          <draw:text-box>
            <text:p><text:span text:style-name="T3">NEGATION</text:span></text:p>
          </draw:text-box>
        </draw:frame>
        <draw:line draw:style-name="gr1" draw:text-style-name="P1" draw:layer="layout" svg:x1="9.99cm" svg:y1="8.366cm" svg:x2="12.022cm" svg:y2="8.366cm">
          <text:p/>
        </draw:line>
        <draw:line draw:style-name="gr1" draw:text-style-name="P1" draw:layer="layout" svg:x1="9.99cm" svg:y1="9.509cm" svg:x2="12.022cm" svg:y2="9.509cm">
          <text:p/>
        </draw:line>
        <draw:frame draw:style-name="gr19" draw:text-style-name="P4" draw:layer="layout" svg:width="1.397cm" svg:height="0.725cm" svg:x="9.991cm" svg:y="9.422cm">
          <draw:text-box>
            <text:p><text:span text:style-name="T3">Y1</text:span></text:p>
          </draw:text-box>
        </draw:frame>
        <draw:frame draw:style-name="gr19" draw:text-style-name="P4" draw:layer="layout" svg:width="1.397cm" svg:height="0.725cm" svg:x="9.991cm" svg:y="8.322cm">
          <draw:text-box>
            <text:p><text:span text:style-name="T3">X1</text:span></text:p>
          </draw:text-box>
        </draw:frame>
        <draw:line draw:style-name="gr1" draw:text-style-name="P1" draw:layer="layout" svg:x1="14.081cm" svg:y1="9.366cm" svg:x2="16.113cm" svg:y2="9.366cm">
          <text:p/>
        </draw:line>
        <draw:custom-shape draw:style-name="gr4" draw:text-style-name="P1" draw:layer="layout" svg:width="2.54cm" svg:height="2.667cm" svg:x="12.022cm" svg:y="7.858cm">
          <text:p text:style-name="P1">ADD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397cm" svg:height="0.725cm" svg:x="14.843cm" svg:y="8.62cm">
          <draw:text-box>
            <text:p><text:span text:style-name="T3">Y2</text:span></text:p>
          </draw:text-box>
        </draw:frame>
        <draw:line draw:style-name="gr8" draw:text-style-name="P1" draw:layer="layout" svg:x1="11.033cm" svg:y1="7.223cm" svg:x2="11.033cm" svg:y2="8.366cm">
          <text:p/>
        </draw:line>
        <draw:line draw:style-name="gr1" draw:text-style-name="P1" draw:layer="layout" svg:x1="11.033cm" svg:y1="7.223cm" svg:x2="16.113cm" svg:y2="7.223cm">
          <text:p/>
        </draw:line>
        <draw:frame draw:style-name="gr19" draw:text-style-name="P4" draw:layer="layout" svg:width="1.397cm" svg:height="0.725cm" svg:x="14.716cm" svg:y="6.588cm">
          <draw:text-box>
            <text:p><text:span text:style-name="T3">X2</text:span></text:p>
          </draw:text-box>
        </draw:frame>
      </draw:page>
      <draw:page draw:name="page11" draw:style-name="dp1" draw:master-page-name="Default">
        <draw:g>
          <draw:custom-shape draw:style-name="gr4" draw:text-style-name="P9" draw:layer="layout" svg:width="1.27cm" svg:height="2.54cm" svg:x="13.192cm" svg:y="8.366cm">
            <text:p text:style-name="P1"><text:span text:style-name="T6">REG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13.02cm" svg:y="8.53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13.782cm" svg:y="8.53cm">
            <draw:text-box>
              <text:p><text:span text:style-name="T3">Q</text:span></text:p>
            </draw:text-box>
          </draw:frame>
          <draw:line draw:style-name="gr2" draw:text-style-name="P1" draw:layer="layout" svg:x1="13.192cm" svg:y1="10.271cm" svg:x2="13.319cm" svg:y2="10.398cm">
            <text:p/>
          </draw:line>
          <draw:line draw:style-name="gr2" draw:text-style-name="P1" draw:layer="layout" svg:x1="13.192cm" svg:y1="10.525cm" svg:x2="13.319cm" svg:y2="10.398cm">
            <text:p/>
          </draw:line>
          <draw:line draw:style-name="gr2" draw:text-style-name="P1" draw:layer="layout" svg:x1="12.43cm" svg:y1="10.398cm" svg:x2="13.192cm" svg:y2="10.398cm">
            <text:p/>
          </draw:line>
          <draw:line draw:style-name="gr5" draw:text-style-name="P1" draw:layer="layout" svg:x1="13.065cm" svg:y1="10.652cm" svg:x2="13.065cm" svg:y2="10.017cm">
            <text:p/>
          </draw:line>
          <draw:frame draw:style-name="gr6" draw:text-style-name="P4" draw:layer="layout" svg:width="1.112cm" svg:height="0.762cm" svg:x="11.852cm" svg:y="9.636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3.446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573cm" svg:y1="11.16cm" svg:x2="13.573cm" svg:y2="11.414cm">
            <text:p/>
          </draw:line>
          <draw:frame draw:style-name="gr6" draw:text-style-name="P4" draw:layer="layout" svg:width="1.374cm" svg:height="0.762cm" svg:x="13.469cm" svg:y="10.906cm">
            <draw:text-box>
              <text:p><text:span text:style-name="T3">nRst</text:span></text:p>
            </draw:text-box>
          </draw:frame>
        </draw:g>
        <draw:custom-shape draw:style-name="gr4" draw:text-style-name="P8" draw:layer="layout" svg:width="2.54cm" svg:height="2.667cm" svg:x="17.383cm" svg:y="8.366cm">
          <text:p text:style-name="P1"><text:span text:style-name="T5">OUTPUT</text:span></text:p>
          <text:p text:style-name="P1"><text:span text:style-name="T5">LOGIC</text:span>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3.556cm" svg:height="0.725cm" svg:x="2.016cm" svg:y="1.675cm">
          <draw:text-box>
            <text:p><text:span text:style-name="T3">CONTROLLER</text:span></text:p>
          </draw:text-box>
        </draw:frame>
        <draw:line draw:style-name="gr1" draw:text-style-name="P1" draw:layer="layout" svg:x1="8.112cm" svg:y1="8.874cm" svg:x2="13.192cm" svg:y2="8.874cm">
          <text:p/>
        </draw:line>
        <draw:custom-shape draw:style-name="gr4" draw:text-style-name="P1" draw:layer="layout" svg:width="2.54cm" svg:height="2.667cm" svg:x="6.842cm" svg:y="8.239cm">
          <text:p text:style-name="P1">NEXT<text:line-break/>STAT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62cm" svg:y1="8.874cm" svg:x2="17.383cm" svg:y2="8.874cm">
          <text:p/>
        </draw:line>
        <draw:line draw:style-name="gr1" draw:text-style-name="P1" draw:layer="layout" svg:x1="19.923cm" svg:y1="8.874cm" svg:x2="22.844cm" svg:y2="8.874cm">
          <text:p/>
        </draw:line>
        <draw:line draw:style-name="gr1" draw:text-style-name="P1" draw:layer="layout" svg:x1="3.921cm" svg:y1="8.874cm" svg:x2="6.842cm" svg:y2="8.874cm">
          <text:p/>
        </draw:line>
        <draw:line draw:style-name="gr1" draw:text-style-name="P1" draw:layer="layout" svg:x1="8.158cm" svg:y1="6.334cm" svg:x2="8.158cm" svg:y2="8.239cm">
          <text:p/>
        </draw:line>
        <draw:line draw:style-name="gr8" draw:text-style-name="P1" draw:layer="layout" svg:x1="15.859cm" svg:y1="6.334cm" svg:x2="8.112cm" svg:y2="6.334cm">
          <text:p/>
        </draw:line>
        <draw:line draw:style-name="gr8" draw:text-style-name="P1" draw:layer="layout" svg:x1="15.859cm" svg:y1="6.334cm" svg:x2="15.859cm" svg:y2="8.874cm">
          <text:p/>
        </draw:line>
        <draw:frame draw:style-name="gr19" draw:text-style-name="P4" draw:layer="layout" svg:width="1.778cm" svg:height="0.725cm" svg:x="14.462cm" svg:y="8.239cm">
          <draw:text-box>
            <text:p><text:span text:style-name="T3">state</text:span></text:p>
          </draw:text-box>
        </draw:frame>
        <draw:frame draw:style-name="gr19" draw:text-style-name="P4" draw:layer="layout" svg:width="1.778cm" svg:height="0.725cm" svg:x="10.144cm" svg:y="5.736cm">
          <draw:text-box>
            <text:p><text:span text:style-name="T3">state</text:span></text:p>
          </draw:text-box>
        </draw:frame>
        <draw:frame draw:style-name="gr19" draw:text-style-name="P4" draw:layer="layout" svg:width="2.54cm" svg:height="0.725cm" svg:x="9.763cm" svg:y="8.276cm">
          <draw:text-box>
            <text:p><text:span text:style-name="T3">nxt_state</text:span></text:p>
          </draw:text-box>
        </draw:frame>
        <draw:frame draw:style-name="gr19" draw:text-style-name="P4" draw:layer="layout" svg:width="1.778cm" svg:height="0.725cm" svg:x="4.175cm" svg:y="8.239cm">
          <draw:text-box>
            <text:p><text:span text:style-name="T3">start</text:span></text:p>
          </draw:text-box>
        </draw:frame>
        <draw:frame draw:style-name="gr19" draw:text-style-name="P4" draw:layer="layout" svg:width="1.651cm" svg:height="0.725cm" svg:x="20.05cm" svg:y="8.112cm">
          <draw:text-box>
            <text:p><text:span text:style-name="T3">Data</text:span></text:p>
          </draw:text-box>
        </draw:frame>
        <draw:line draw:style-name="gr14" draw:text-style-name="P1" draw:layer="layout" svg:x1="4.048cm" svg:y1="9.763cm" svg:x2="6.969cm" svg:y2="9.763cm">
          <text:p/>
        </draw:line>
        <draw:frame draw:style-name="gr19" draw:text-style-name="P4" draw:layer="layout" svg:width="1.778cm" svg:height="0.725cm" svg:x="4.175cm" svg:y="9.84cm">
          <draw:text-box>
            <text:p><text:span text:style-name="T3">Input</text:span></text:p>
          </draw:text-box>
        </draw:frame>
        <draw:frame draw:style-name="gr19" draw:text-style-name="P4" draw:layer="layout" svg:width="1.778cm" svg:height="0.725cm" svg:x="20.077cm" svg:y="9.508cm">
          <draw:text-box>
            <text:p><text:span text:style-name="T3">Mode</text:span></text:p>
          </draw:text-box>
        </draw:frame>
        <draw:line draw:style-name="gr1" draw:text-style-name="P1" draw:layer="layout" svg:x1="19.824cm" svg:y1="9.474cm" svg:x2="22.745cm" svg:y2="9.474cm">
          <text:p/>
        </draw:line>
        <draw:line draw:style-name="gr1" draw:text-style-name="P1" draw:layer="layout" svg:x1="19.825cm" svg:y1="10.174cm" svg:x2="22.746cm" svg:y2="10.174cm">
          <text:p/>
        </draw:line>
        <draw:frame draw:style-name="gr19" draw:text-style-name="P4" draw:layer="layout" svg:width="1.651cm" svg:height="0.725cm" svg:x="20.051cm" svg:y="8.813cm">
          <draw:text-box>
            <text:p><text:span text:style-name="T3">PuB</text:span></text:p>
          </draw:text-box>
        </draw:frame>
      </draw:page>
      <draw:page draw:name="page12" draw:style-name="dp1" draw:master-page-name="Default">
        <draw:g>
          <draw:custom-shape draw:style-name="gr4" draw:text-style-name="P9" draw:layer="layout" svg:width="1.27cm" svg:height="2.54cm" svg:x="11.792cm" svg:y="8.366cm">
            <text:p text:style-name="P1"><text:span text:style-name="T6">REG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11.62cm" svg:y="8.53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12.382cm" svg:y="8.53cm">
            <draw:text-box>
              <text:p><text:span text:style-name="T3">Q</text:span></text:p>
            </draw:text-box>
          </draw:frame>
          <draw:line draw:style-name="gr2" draw:text-style-name="P1" draw:layer="layout" svg:x1="11.792cm" svg:y1="10.271cm" svg:x2="11.919cm" svg:y2="10.398cm">
            <text:p/>
          </draw:line>
          <draw:line draw:style-name="gr2" draw:text-style-name="P1" draw:layer="layout" svg:x1="11.792cm" svg:y1="10.525cm" svg:x2="11.919cm" svg:y2="10.398cm">
            <text:p/>
          </draw:line>
          <draw:line draw:style-name="gr2" draw:text-style-name="P1" draw:layer="layout" svg:x1="11.03cm" svg:y1="10.398cm" svg:x2="11.792cm" svg:y2="10.398cm">
            <text:p/>
          </draw:line>
          <draw:line draw:style-name="gr5" draw:text-style-name="P1" draw:layer="layout" svg:x1="11.665cm" svg:y1="10.652cm" svg:x2="11.665cm" svg:y2="10.017cm">
            <text:p/>
          </draw:line>
          <draw:frame draw:style-name="gr6" draw:text-style-name="P4" draw:layer="layout" svg:width="1.112cm" svg:height="0.762cm" svg:x="10.452cm" svg:y="9.636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2.046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173cm" svg:y1="11.16cm" svg:x2="12.173cm" svg:y2="11.414cm">
            <text:p/>
          </draw:line>
          <draw:frame draw:style-name="gr6" draw:text-style-name="P4" draw:layer="layout" svg:width="1.374cm" svg:height="0.762cm" svg:x="12.069cm" svg:y="10.906cm">
            <draw:text-box>
              <text:p><text:span text:style-name="T3">nRst</text:span></text:p>
            </draw:text-box>
          </draw:frame>
        </draw:g>
        <draw:frame draw:style-name="gr19" draw:text-style-name="P4" draw:layer="layout" svg:width="3.556cm" svg:height="0.725cm" svg:x="2.016cm" svg:y="1.675cm">
          <draw:text-box>
            <text:p><text:span text:style-name="T3">MULTIPLIER</text:span></text:p>
          </draw:text-box>
        </draw:frame>
        <draw:line draw:style-name="gr1" draw:text-style-name="P1" draw:layer="layout" svg:x1="6.712cm" svg:y1="8.874cm" svg:x2="11.792cm" svg:y2="8.874cm">
          <text:p/>
        </draw:line>
        <draw:custom-shape draw:style-name="gr4" draw:text-style-name="P8" draw:layer="layout" svg:width="2.54cm" svg:height="2.667cm" svg:x="5.442cm" svg:y="8.239cm">
          <text:p text:style-name="P1"><text:span text:style-name="T5">NEXT</text:span><text:span text:style-name="T5"><text:line-break/></text:span><text:span text:style-name="T5">COU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062cm" svg:y1="8.874cm" svg:x2="15.983cm" svg:y2="8.874cm">
          <text:p/>
        </draw:line>
        <draw:line draw:style-name="gr1" draw:text-style-name="P1" draw:layer="layout" svg:x1="23.023cm" svg:y1="8.074cm" svg:x2="25.944cm" svg:y2="8.074cm">
          <text:p/>
        </draw:line>
        <draw:line draw:style-name="gr1" draw:text-style-name="P1" draw:layer="layout" svg:x1="2.521cm" svg:y1="9.474cm" svg:x2="5.442cm" svg:y2="9.474cm">
          <text:p/>
        </draw:line>
        <draw:line draw:style-name="gr1" draw:text-style-name="P1" draw:layer="layout" svg:x1="6.758cm" svg:y1="6.334cm" svg:x2="6.758cm" svg:y2="8.239cm">
          <text:p/>
        </draw:line>
        <draw:line draw:style-name="gr8" draw:text-style-name="P1" draw:layer="layout" svg:x1="14.459cm" svg:y1="6.334cm" svg:x2="6.712cm" svg:y2="6.334cm">
          <text:p/>
        </draw:line>
        <draw:line draw:style-name="gr8" draw:text-style-name="P1" draw:layer="layout" svg:x1="14.459cm" svg:y1="6.334cm" svg:x2="14.459cm" svg:y2="8.874cm">
          <text:p/>
        </draw:line>
        <draw:frame draw:style-name="gr19" draw:text-style-name="P4" draw:layer="layout" svg:width="1.778cm" svg:height="0.725cm" svg:x="13.062cm" svg:y="8.239cm">
          <draw:text-box>
            <text:p><text:span text:style-name="T3">count</text:span></text:p>
          </draw:text-box>
        </draw:frame>
        <draw:frame draw:style-name="gr19" draw:text-style-name="P4" draw:layer="layout" svg:width="1.778cm" svg:height="0.725cm" svg:x="8.744cm" svg:y="5.736cm">
          <draw:text-box>
            <text:p><text:span text:style-name="T3">count</text:span></text:p>
          </draw:text-box>
        </draw:frame>
        <draw:frame draw:style-name="gr19" draw:text-style-name="P4" draw:layer="layout" svg:width="2.54cm" svg:height="0.725cm" svg:x="8.363cm" svg:y="8.276cm">
          <draw:text-box>
            <text:p><text:span text:style-name="T3">nxt_count</text:span></text:p>
          </draw:text-box>
        </draw:frame>
        <draw:frame draw:style-name="gr19" draw:text-style-name="P4" draw:layer="layout" svg:width="1.778cm" svg:height="0.725cm" svg:x="24.112cm" svg:y="7.449cm">
          <draw:text-box>
            <text:p><text:span text:style-name="T3">KX</text:span></text:p>
          </draw:text-box>
        </draw:frame>
        <draw:line draw:style-name="gr1" draw:text-style-name="P1" draw:layer="layout" svg:x1="23.024cm" svg:y1="9.475cm" svg:x2="25.945cm" svg:y2="9.475cm">
          <text:p/>
        </draw:line>
        <draw:frame draw:style-name="gr19" draw:text-style-name="P4" draw:layer="layout" svg:width="1.778cm" svg:height="0.725cm" svg:x="24.113cm" svg:y="8.85cm">
          <draw:text-box>
            <text:p><text:span text:style-name="T3">KY</text:span></text:p>
          </draw:text-box>
        </draw:frame>
        <draw:custom-shape draw:style-name="gr4" draw:text-style-name="P8" draw:layer="layout" svg:width="8.001cm" svg:height="4.445cm" svg:x="15.983cm" svg:y="6.588cm">
          <text:p text:style-name="P15"><text:span text:style-name="T3">If not done</text:span></text:p>
          <text:p text:style-name="P15"><text:span text:style-name="T3"><text:s text:c="3"/></text:span><text:span text:style-name="T3">If (k==count)</text:span></text:p>
          <text:p text:style-name="P15"><text:span text:style-name="T3"><text:s text:c="6"/></text:span><text:span text:style-name="T3">done = 1</text:span></text:p>
          <text:p text:style-name="P15"><text:span text:style-name="T3"><text:s text:c="6"/></text:span><text:span text:style-name="T3">KX,KY = tmpx,tmpy</text:span></text:p>
          <text:p text:style-name="P15"><text:span text:style-name="T3"><text:s text:c="3"/></text:span><text:span text:style-name="T3">else</text:span></text:p>
          <text:p text:style-name="P15"><text:span text:style-name="T3"><text:s text:c="6"/></text:span><text:span text:style-name="T3">count ++</text:span></text:p>
          <text:p text:style-name="P15"><text:span text:style-name="T3"><text:s text:c="3"/></text:span><text:span text:style-name="T3">tmpx,tmpy = ADDER(x,tmpx,y,tmpy)</text:span></text:p>
          <text:p text:style-name="P15"><text:span text:style-name="T5"><text:s text:c="3"/></text:span>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778cm" svg:height="0.725cm" svg:x="2.394cm" svg:y="8.839cm">
          <draw:text-box>
            <text:p><text:span text:style-name="T3">cle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parallel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3-20T06:03:51</dc:date>
    <meta:editing-duration>P1DT2H20M44S</meta:editing-duration>
    <meta:editing-cycles>95</meta:editing-cycles>
    <meta:generator>LibreOffice/4.0.4.2$Linux_X86_64 LibreOffice_project/400m0$Build-2</meta:generator>
    <dc:creator>Mentor Graphics</dc:creator>
    <meta:document-statistic meta:object-count="601"/>
  </office:meta>
</office:document-meta>
</file>